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3cm"/>
    </style:style>
    <style:style style:name="co3" style:family="table-column">
      <style:table-column-properties fo:break-before="auto" style:column-width="3.63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/>
    </style:style>
  </office:automatic-styles>
  <office:body>
    <office:spreadsheet>
      <table:table table:name="649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WED 01/26/11</text:p>
          </table:table-cell>
          <table:table-cell office:value-type="string">
            <text:p>04-06-22-24-31-40-33</text:p>
          </table:table-cell>
          <table:table-cell table:formula="of:=MID([.B1];1;LEN([.B1])-3)" office:value-type="string" office:string-value="04-06-22-24-31-40">
            <text:p>04-06-22-24-31-40</text:p>
          </table:table-cell>
          <table:table-cell table:formula="of:=MID([.C1];1;2)" office:value-type="string" office:string-value="04">
            <text:p>04</text:p>
          </table:table-cell>
          <table:table-cell table:formula="of:=MID([.C1];4;2)" office:value-type="string" office:string-value="06">
            <text:p>06</text:p>
          </table:table-cell>
          <table:table-cell table:formula="of:=MID([.C1];7;2)" office:value-type="string" office:string-value="22">
            <text:p>22</text:p>
          </table:table-cell>
          <table:table-cell table:formula="of:=MID([.C1];10;2)" office:value-type="string" office:string-value="24">
            <text:p>24</text:p>
          </table:table-cell>
          <table:table-cell table:formula="of:=MID([.C1];13;2)" office:value-type="string" office:string-value="31">
            <text:p>31</text:p>
          </table:table-cell>
          <table:table-cell table:formula="of:=MID([.C1];16;2)" office:value-type="string" office:string-value="40">
            <text:p>40</text:p>
          </table:table-cell>
          <table:table-cell office:value-type="string">
            <text:p><text:s/></text:p>
          </table:table-cell>
          <table:table-cell table:formula="of:=CONCATENATE(&quot;aI&quot;;[.D1];&quot;aI&quot;;[.E1];&quot;aI&quot;;[.F1];&quot;aI&quot;;[.G1];&quot;aI&quot;;[.H1];&quot;aI&quot;;[.I1])" office:value-type="string" office:string-value="aI04aI06aI22aI24aI31aI40">
            <text:p>aI04aI06aI22aI24aI31aI40</text:p>
          </table:table-cell>
        </table:table-row>
        <table:table-row table:style-name="ro1">
          <table:table-cell office:value-type="string">
            <text:p>SAT 01/22/11</text:p>
          </table:table-cell>
          <table:table-cell office:value-type="string">
            <text:p>04-05-09-12-33-36-38</text:p>
          </table:table-cell>
          <table:table-cell table:formula="of:=MID([.B2];1;LEN([.B2])-3)" office:value-type="string" office:string-value="04-05-09-12-33-36">
            <text:p>04-05-09-12-33-36</text:p>
          </table:table-cell>
          <table:table-cell table:formula="of:=MID([.C2];1;2)" office:value-type="string" office:string-value="04">
            <text:p>04</text:p>
          </table:table-cell>
          <table:table-cell table:formula="of:=MID([.C2];4;2)" office:value-type="string" office:string-value="05">
            <text:p>05</text:p>
          </table:table-cell>
          <table:table-cell table:formula="of:=MID([.C2];7;2)" office:value-type="string" office:string-value="09">
            <text:p>09</text:p>
          </table:table-cell>
          <table:table-cell table:formula="of:=MID([.C2];10;2)" office:value-type="string" office:string-value="12">
            <text:p>12</text:p>
          </table:table-cell>
          <table:table-cell table:formula="of:=MID([.C2];13;2)" office:value-type="string" office:string-value="33">
            <text:p>33</text:p>
          </table:table-cell>
          <table:table-cell table:formula="of:=MID([.C2];16;2)" office:value-type="string" office:string-value="36">
            <text:p>36</text:p>
          </table:table-cell>
          <table:table-cell office:value-type="string">
            <text:p><text:s/></text:p>
          </table:table-cell>
          <table:table-cell table:formula="of:=CONCATENATE(&quot;aI&quot;;[.D2];&quot;aI&quot;;[.E2];&quot;aI&quot;;[.F2];&quot;aI&quot;;[.G2];&quot;aI&quot;;[.H2];&quot;aI&quot;;[.I2])" office:value-type="string" office:string-value="aI04aI05aI09aI12aI33aI36">
            <text:p>aI04aI05aI09aI12aI33aI36</text:p>
          </table:table-cell>
        </table:table-row>
        <table:table-row table:style-name="ro1">
          <table:table-cell office:value-type="string">
            <text:p>WED 01/19/11</text:p>
          </table:table-cell>
          <table:table-cell office:value-type="string">
            <text:p>07-13-18-21-23-24-48</text:p>
          </table:table-cell>
          <table:table-cell table:formula="of:=MID([.B3];1;LEN([.B3])-3)" office:value-type="string" office:string-value="07-13-18-21-23-24">
            <text:p>07-13-18-21-23-24</text:p>
          </table:table-cell>
          <table:table-cell table:formula="of:=MID([.C3];1;2)" office:value-type="string" office:string-value="07">
            <text:p>07</text:p>
          </table:table-cell>
          <table:table-cell table:formula="of:=MID([.C3];4;2)" office:value-type="string" office:string-value="13">
            <text:p>13</text:p>
          </table:table-cell>
          <table:table-cell table:formula="of:=MID([.C3];7;2)" office:value-type="string" office:string-value="18">
            <text:p>18</text:p>
          </table:table-cell>
          <table:table-cell table:formula="of:=MID([.C3];10;2)" office:value-type="string" office:string-value="21">
            <text:p>21</text:p>
          </table:table-cell>
          <table:table-cell table:formula="of:=MID([.C3];13;2)" office:value-type="string" office:string-value="23">
            <text:p>23</text:p>
          </table:table-cell>
          <table:table-cell table:formula="of:=MID([.C3];16;2)" office:value-type="string" office:string-value="24">
            <text:p>24</text:p>
          </table:table-cell>
          <table:table-cell office:value-type="string">
            <text:p><text:s/></text:p>
          </table:table-cell>
          <table:table-cell table:formula="of:=CONCATENATE(&quot;aI&quot;;[.D3];&quot;aI&quot;;[.E3];&quot;aI&quot;;[.F3];&quot;aI&quot;;[.G3];&quot;aI&quot;;[.H3];&quot;aI&quot;;[.I3])" office:value-type="string" office:string-value="aI07aI13aI18aI21aI23aI24">
            <text:p>aI07aI13aI18aI21aI23aI24</text:p>
          </table:table-cell>
        </table:table-row>
        <table:table-row table:style-name="ro1">
          <table:table-cell office:value-type="string">
            <text:p>SAT 01/15/11</text:p>
          </table:table-cell>
          <table:table-cell office:value-type="string">
            <text:p>10-15-35-42-44-47-39</text:p>
          </table:table-cell>
          <table:table-cell table:formula="of:=MID([.B4];1;LEN([.B4])-3)" office:value-type="string" office:string-value="10-15-35-42-44-47">
            <text:p>10-15-35-42-44-47</text:p>
          </table:table-cell>
          <table:table-cell table:formula="of:=MID([.C4];1;2)" office:value-type="string" office:string-value="10">
            <text:p>10</text:p>
          </table:table-cell>
          <table:table-cell table:formula="of:=MID([.C4];4;2)" office:value-type="string" office:string-value="15">
            <text:p>15</text:p>
          </table:table-cell>
          <table:table-cell table:formula="of:=MID([.C4];7;2)" office:value-type="string" office:string-value="35">
            <text:p>35</text:p>
          </table:table-cell>
          <table:table-cell table:formula="of:=MID([.C4];10;2)" office:value-type="string" office:string-value="42">
            <text:p>42</text:p>
          </table:table-cell>
          <table:table-cell table:formula="of:=MID([.C4];13;2)" office:value-type="string" office:string-value="44">
            <text:p>44</text:p>
          </table:table-cell>
          <table:table-cell table:formula="of:=MID([.C4];16;2)" office:value-type="string" office:string-value="47">
            <text:p>47</text:p>
          </table:table-cell>
          <table:table-cell office:value-type="string">
            <text:p><text:s/></text:p>
          </table:table-cell>
          <table:table-cell table:formula="of:=CONCATENATE(&quot;aI&quot;;[.D4];&quot;aI&quot;;[.E4];&quot;aI&quot;;[.F4];&quot;aI&quot;;[.G4];&quot;aI&quot;;[.H4];&quot;aI&quot;;[.I4])" office:value-type="string" office:string-value="aI10aI15aI35aI42aI44aI47">
            <text:p>aI10aI15aI35aI42aI44aI47</text:p>
          </table:table-cell>
        </table:table-row>
        <table:table-row table:style-name="ro1">
          <table:table-cell table:style-name="ce2" office:value-type="string">
            <text:p>WED 01/12/11</text:p>
          </table:table-cell>
          <table:table-cell office:value-type="string">
            <text:p>04-09-15-27-28-46-18</text:p>
          </table:table-cell>
          <table:table-cell table:formula="of:=MID([.B5];1;LEN([.B5])-3)" office:value-type="string" office:string-value="04-09-15-27-28-46">
            <text:p>04-09-15-27-28-46</text:p>
          </table:table-cell>
          <table:table-cell table:formula="of:=MID([.C5];1;2)" office:value-type="string" office:string-value="04">
            <text:p>04</text:p>
          </table:table-cell>
          <table:table-cell table:formula="of:=MID([.C5];4;2)" office:value-type="string" office:string-value="09">
            <text:p>09</text:p>
          </table:table-cell>
          <table:table-cell table:formula="of:=MID([.C5];7;2)" office:value-type="string" office:string-value="15">
            <text:p>15</text:p>
          </table:table-cell>
          <table:table-cell table:formula="of:=MID([.C5];10;2)" office:value-type="string" office:string-value="27">
            <text:p>27</text:p>
          </table:table-cell>
          <table:table-cell table:formula="of:=MID([.C5];13;2)" office:value-type="string" office:string-value="28">
            <text:p>28</text:p>
          </table:table-cell>
          <table:table-cell table:formula="of:=MID([.C5];16;2)" office:value-type="string" office:string-value="46">
            <text:p>46</text:p>
          </table:table-cell>
          <table:table-cell office:value-type="string">
            <text:p><text:s/></text:p>
          </table:table-cell>
          <table:table-cell table:formula="of:=CONCATENATE(&quot;aI&quot;;[.D5];&quot;aI&quot;;[.E5];&quot;aI&quot;;[.F5];&quot;aI&quot;;[.G5];&quot;aI&quot;;[.H5];&quot;aI&quot;;[.I5])" office:value-type="string" office:string-value="aI04aI09aI15aI27aI28aI46">
            <text:p>aI04aI09aI15aI27aI28aI46</text:p>
          </table:table-cell>
        </table:table-row>
        <table:table-row table:style-name="ro1">
          <table:table-cell table:style-name="ce2" office:value-type="string">
            <text:p>SAT 01/08/11</text:p>
          </table:table-cell>
          <table:table-cell office:value-type="string">
            <text:p>05-06-11-16-24-40-10</text:p>
          </table:table-cell>
          <table:table-cell table:formula="of:=MID([.B6];1;LEN([.B6])-3)" office:value-type="string" office:string-value="05-06-11-16-24-40">
            <text:p>05-06-11-16-24-40</text:p>
          </table:table-cell>
          <table:table-cell table:formula="of:=MID([.C6];1;2)" office:value-type="string" office:string-value="05">
            <text:p>05</text:p>
          </table:table-cell>
          <table:table-cell table:formula="of:=MID([.C6];4;2)" office:value-type="string" office:string-value="06">
            <text:p>06</text:p>
          </table:table-cell>
          <table:table-cell table:formula="of:=MID([.C6];7;2)" office:value-type="string" office:string-value="11">
            <text:p>11</text:p>
          </table:table-cell>
          <table:table-cell table:formula="of:=MID([.C6];10;2)" office:value-type="string" office:string-value="16">
            <text:p>16</text:p>
          </table:table-cell>
          <table:table-cell table:formula="of:=MID([.C6];13;2)" office:value-type="string" office:string-value="24">
            <text:p>24</text:p>
          </table:table-cell>
          <table:table-cell table:formula="of:=MID([.C6];16;2)" office:value-type="string" office:string-value="40">
            <text:p>40</text:p>
          </table:table-cell>
          <table:table-cell office:value-type="string">
            <text:p><text:s/></text:p>
          </table:table-cell>
          <table:table-cell table:formula="of:=CONCATENATE(&quot;aI&quot;;[.D6];&quot;aI&quot;;[.E6];&quot;aI&quot;;[.F6];&quot;aI&quot;;[.G6];&quot;aI&quot;;[.H6];&quot;aI&quot;;[.I6])" office:value-type="string" office:string-value="aI05aI06aI11aI16aI24aI40">
            <text:p>aI05aI06aI11aI16aI24aI40</text:p>
          </table:table-cell>
        </table:table-row>
        <table:table-row table:style-name="ro1">
          <table:table-cell table:style-name="ce2" office:value-type="string">
            <text:p>WED 01/05/11</text:p>
          </table:table-cell>
          <table:table-cell office:value-type="string">
            <text:p>01-03-08-12-32-47-19</text:p>
          </table:table-cell>
          <table:table-cell table:formula="of:=MID([.B7];1;LEN([.B7])-3)" office:value-type="string" office:string-value="01-03-08-12-32-47">
            <text:p>01-03-08-12-32-47</text:p>
          </table:table-cell>
          <table:table-cell table:formula="of:=MID([.C7];1;2)" office:value-type="string" office:string-value="01">
            <text:p>01</text:p>
          </table:table-cell>
          <table:table-cell table:formula="of:=MID([.C7];4;2)" office:value-type="string" office:string-value="03">
            <text:p>03</text:p>
          </table:table-cell>
          <table:table-cell table:formula="of:=MID([.C7];7;2)" office:value-type="string" office:string-value="08">
            <text:p>08</text:p>
          </table:table-cell>
          <table:table-cell table:formula="of:=MID([.C7];10;2)" office:value-type="string" office:string-value="12">
            <text:p>12</text:p>
          </table:table-cell>
          <table:table-cell table:formula="of:=MID([.C7];13;2)" office:value-type="string" office:string-value="32">
            <text:p>32</text:p>
          </table:table-cell>
          <table:table-cell table:formula="of:=MID([.C7];16;2)" office:value-type="string" office:string-value="47">
            <text:p>47</text:p>
          </table:table-cell>
          <table:table-cell office:value-type="string">
            <text:p><text:s/></text:p>
          </table:table-cell>
          <table:table-cell table:formula="of:=CONCATENATE(&quot;aI&quot;;[.D7];&quot;aI&quot;;[.E7];&quot;aI&quot;;[.F7];&quot;aI&quot;;[.G7];&quot;aI&quot;;[.H7];&quot;aI&quot;;[.I7])" office:value-type="string" office:string-value="aI01aI03aI08aI12aI32aI47">
            <text:p>aI01aI03aI08aI12aI32aI47</text:p>
          </table:table-cell>
        </table:table-row>
        <table:table-row table:style-name="ro1">
          <table:table-cell table:style-name="ce2" office:value-type="string">
            <text:p>SAT 01/01/11</text:p>
          </table:table-cell>
          <table:table-cell office:value-type="string">
            <text:p>08-15-39-44-45-49-29</text:p>
          </table:table-cell>
          <table:table-cell table:formula="of:=MID([.B8];1;LEN([.B8])-3)" office:value-type="string" office:string-value="08-15-39-44-45-49">
            <text:p>08-15-39-44-45-49</text:p>
          </table:table-cell>
          <table:table-cell table:formula="of:=MID([.C8];1;2)" office:value-type="string" office:string-value="08">
            <text:p>08</text:p>
          </table:table-cell>
          <table:table-cell table:formula="of:=MID([.C8];4;2)" office:value-type="string" office:string-value="15">
            <text:p>15</text:p>
          </table:table-cell>
          <table:table-cell table:formula="of:=MID([.C8];7;2)" office:value-type="string" office:string-value="39">
            <text:p>39</text:p>
          </table:table-cell>
          <table:table-cell table:formula="of:=MID([.C8];10;2)" office:value-type="string" office:string-value="44">
            <text:p>44</text:p>
          </table:table-cell>
          <table:table-cell table:formula="of:=MID([.C8];13;2)" office:value-type="string" office:string-value="45">
            <text:p>45</text:p>
          </table:table-cell>
          <table:table-cell table:formula="of:=MID([.C8];16;2)" office:value-type="string" office:string-value="49">
            <text:p>49</text:p>
          </table:table-cell>
          <table:table-cell office:value-type="string">
            <text:p><text:s/></text:p>
          </table:table-cell>
          <table:table-cell table:formula="of:=CONCATENATE(&quot;aI&quot;;[.D8];&quot;aI&quot;;[.E8];&quot;aI&quot;;[.F8];&quot;aI&quot;;[.G8];&quot;aI&quot;;[.H8];&quot;aI&quot;;[.I8])" office:value-type="string" office:string-value="aI08aI15aI39aI44aI45aI49">
            <text:p>aI08aI15aI39aI44aI45aI49</text:p>
          </table:table-cell>
        </table:table-row>
        <table:table-row table:style-name="ro1">
          <table:table-cell office:value-type="string">
            <text:p>SAT 02/26/11</text:p>
          </table:table-cell>
          <table:table-cell office:value-type="string">
            <text:p>03-16-17-31-33-46-37</text:p>
          </table:table-cell>
          <table:table-cell table:formula="of:=MID([.B9];1;LEN([.B9])-3)" office:value-type="string" office:string-value="03-16-17-31-33-46">
            <text:p>03-16-17-31-33-46</text:p>
          </table:table-cell>
          <table:table-cell table:formula="of:=MID([.C9];1;2)" office:value-type="string" office:string-value="03">
            <text:p>03</text:p>
          </table:table-cell>
          <table:table-cell table:formula="of:=MID([.C9];4;2)" office:value-type="string" office:string-value="16">
            <text:p>16</text:p>
          </table:table-cell>
          <table:table-cell table:formula="of:=MID([.C9];7;2)" office:value-type="string" office:string-value="17">
            <text:p>17</text:p>
          </table:table-cell>
          <table:table-cell table:formula="of:=MID([.C9];10;2)" office:value-type="string" office:string-value="31">
            <text:p>31</text:p>
          </table:table-cell>
          <table:table-cell table:formula="of:=MID([.C9];13;2)" office:value-type="string" office:string-value="33">
            <text:p>33</text:p>
          </table:table-cell>
          <table:table-cell table:formula="of:=MID([.C9];16;2)" office:value-type="string" office:string-value="46">
            <text:p>46</text:p>
          </table:table-cell>
          <table:table-cell office:value-type="string">
            <text:p><text:s/></text:p>
          </table:table-cell>
          <table:table-cell table:formula="of:=CONCATENATE(&quot;aI&quot;;[.D9];&quot;aI&quot;;[.E9];&quot;aI&quot;;[.F9];&quot;aI&quot;;[.G9];&quot;aI&quot;;[.H9];&quot;aI&quot;;[.I9])" office:value-type="string" office:string-value="aI03aI16aI17aI31aI33aI46">
            <text:p>aI03aI16aI17aI31aI33aI46</text:p>
          </table:table-cell>
        </table:table-row>
        <table:table-row table:style-name="ro1">
          <table:table-cell office:value-type="string">
            <text:p>WED 02/23/11</text:p>
          </table:table-cell>
          <table:table-cell office:value-type="string">
            <text:p>05-06-15-24-35-48-39</text:p>
          </table:table-cell>
          <table:table-cell table:formula="of:=MID([.B10];1;LEN([.B10])-3)" office:value-type="string" office:string-value="05-06-15-24-35-48">
            <text:p>05-06-15-24-35-48</text:p>
          </table:table-cell>
          <table:table-cell table:formula="of:=MID([.C10];1;2)" office:value-type="string" office:string-value="05">
            <text:p>05</text:p>
          </table:table-cell>
          <table:table-cell table:formula="of:=MID([.C10];4;2)" office:value-type="string" office:string-value="06">
            <text:p>06</text:p>
          </table:table-cell>
          <table:table-cell table:formula="of:=MID([.C10];7;2)" office:value-type="string" office:string-value="15">
            <text:p>15</text:p>
          </table:table-cell>
          <table:table-cell table:formula="of:=MID([.C10];10;2)" office:value-type="string" office:string-value="24">
            <text:p>24</text:p>
          </table:table-cell>
          <table:table-cell table:formula="of:=MID([.C10];13;2)" office:value-type="string" office:string-value="35">
            <text:p>35</text:p>
          </table:table-cell>
          <table:table-cell table:formula="of:=MID([.C10];16;2)" office:value-type="string" office:string-value="48">
            <text:p>48</text:p>
          </table:table-cell>
          <table:table-cell office:value-type="string">
            <text:p><text:s/></text:p>
          </table:table-cell>
          <table:table-cell table:formula="of:=CONCATENATE(&quot;aI&quot;;[.D10];&quot;aI&quot;;[.E10];&quot;aI&quot;;[.F10];&quot;aI&quot;;[.G10];&quot;aI&quot;;[.H10];&quot;aI&quot;;[.I10])" office:value-type="string" office:string-value="aI05aI06aI15aI24aI35aI48">
            <text:p>aI05aI06aI15aI24aI35aI48</text:p>
          </table:table-cell>
        </table:table-row>
        <table:table-row table:style-name="ro1">
          <table:table-cell office:value-type="string">
            <text:p>SAT 02/19/11</text:p>
          </table:table-cell>
          <table:table-cell office:value-type="string">
            <text:p>10-16-20-26-34-48-40</text:p>
          </table:table-cell>
          <table:table-cell table:formula="of:=MID([.B11];1;LEN([.B11])-3)" office:value-type="string" office:string-value="10-16-20-26-34-48">
            <text:p>10-16-20-26-34-48</text:p>
          </table:table-cell>
          <table:table-cell table:formula="of:=MID([.C11];1;2)" office:value-type="string" office:string-value="10">
            <text:p>10</text:p>
          </table:table-cell>
          <table:table-cell table:formula="of:=MID([.C11];4;2)" office:value-type="string" office:string-value="16">
            <text:p>16</text:p>
          </table:table-cell>
          <table:table-cell table:formula="of:=MID([.C11];7;2)" office:value-type="string" office:string-value="20">
            <text:p>20</text:p>
          </table:table-cell>
          <table:table-cell table:formula="of:=MID([.C11];10;2)" office:value-type="string" office:string-value="26">
            <text:p>26</text:p>
          </table:table-cell>
          <table:table-cell table:formula="of:=MID([.C11];13;2)" office:value-type="string" office:string-value="34">
            <text:p>34</text:p>
          </table:table-cell>
          <table:table-cell table:formula="of:=MID([.C11];16;2)" office:value-type="string" office:string-value="48">
            <text:p>48</text:p>
          </table:table-cell>
          <table:table-cell office:value-type="string">
            <text:p><text:s/></text:p>
          </table:table-cell>
          <table:table-cell table:formula="of:=CONCATENATE(&quot;aI&quot;;[.D11];&quot;aI&quot;;[.E11];&quot;aI&quot;;[.F11];&quot;aI&quot;;[.G11];&quot;aI&quot;;[.H11];&quot;aI&quot;;[.I11])" office:value-type="string" office:string-value="aI10aI16aI20aI26aI34aI48">
            <text:p>aI10aI16aI20aI26aI34aI48</text:p>
          </table:table-cell>
        </table:table-row>
        <table:table-row table:style-name="ro1">
          <table:table-cell office:value-type="string">
            <text:p>WED 02/16/11</text:p>
          </table:table-cell>
          <table:table-cell office:value-type="string">
            <text:p>10-15-29-30-44-45-28</text:p>
          </table:table-cell>
          <table:table-cell table:formula="of:=MID([.B12];1;LEN([.B12])-3)" office:value-type="string" office:string-value="10-15-29-30-44-45">
            <text:p>10-15-29-30-44-45</text:p>
          </table:table-cell>
          <table:table-cell table:formula="of:=MID([.C12];1;2)" office:value-type="string" office:string-value="10">
            <text:p>10</text:p>
          </table:table-cell>
          <table:table-cell table:formula="of:=MID([.C12];4;2)" office:value-type="string" office:string-value="15">
            <text:p>15</text:p>
          </table:table-cell>
          <table:table-cell table:formula="of:=MID([.C12];7;2)" office:value-type="string" office:string-value="29">
            <text:p>29</text:p>
          </table:table-cell>
          <table:table-cell table:formula="of:=MID([.C12];10;2)" office:value-type="string" office:string-value="30">
            <text:p>30</text:p>
          </table:table-cell>
          <table:table-cell table:formula="of:=MID([.C12];13;2)" office:value-type="string" office:string-value="44">
            <text:p>44</text:p>
          </table:table-cell>
          <table:table-cell table:formula="of:=MID([.C12];16;2)" office:value-type="string" office:string-value="45">
            <text:p>45</text:p>
          </table:table-cell>
          <table:table-cell office:value-type="string">
            <text:p><text:s/></text:p>
          </table:table-cell>
          <table:table-cell table:formula="of:=CONCATENATE(&quot;aI&quot;;[.D12];&quot;aI&quot;;[.E12];&quot;aI&quot;;[.F12];&quot;aI&quot;;[.G12];&quot;aI&quot;;[.H12];&quot;aI&quot;;[.I12])" office:value-type="string" office:string-value="aI10aI15aI29aI30aI44aI45">
            <text:p>aI10aI15aI29aI30aI44aI45</text:p>
          </table:table-cell>
        </table:table-row>
        <table:table-row table:style-name="ro1">
          <table:table-cell table:style-name="ce2" office:value-type="string">
            <text:p>SAT 02/12/11</text:p>
          </table:table-cell>
          <table:table-cell office:value-type="string">
            <text:p>03-15-22-31-43-47-42</text:p>
          </table:table-cell>
          <table:table-cell table:formula="of:=MID([.B13];1;LEN([.B13])-3)" office:value-type="string" office:string-value="03-15-22-31-43-47">
            <text:p>03-15-22-31-43-47</text:p>
          </table:table-cell>
          <table:table-cell table:formula="of:=MID([.C13];1;2)" office:value-type="string" office:string-value="03">
            <text:p>03</text:p>
          </table:table-cell>
          <table:table-cell table:formula="of:=MID([.C13];4;2)" office:value-type="string" office:string-value="15">
            <text:p>15</text:p>
          </table:table-cell>
          <table:table-cell table:formula="of:=MID([.C13];7;2)" office:value-type="string" office:string-value="22">
            <text:p>22</text:p>
          </table:table-cell>
          <table:table-cell table:formula="of:=MID([.C13];10;2)" office:value-type="string" office:string-value="31">
            <text:p>31</text:p>
          </table:table-cell>
          <table:table-cell table:formula="of:=MID([.C13];13;2)" office:value-type="string" office:string-value="43">
            <text:p>43</text:p>
          </table:table-cell>
          <table:table-cell table:formula="of:=MID([.C13];16;2)" office:value-type="string" office:string-value="47">
            <text:p>47</text:p>
          </table:table-cell>
          <table:table-cell office:value-type="string">
            <text:p><text:s/></text:p>
          </table:table-cell>
          <table:table-cell table:formula="of:=CONCATENATE(&quot;aI&quot;;[.D13];&quot;aI&quot;;[.E13];&quot;aI&quot;;[.F13];&quot;aI&quot;;[.G13];&quot;aI&quot;;[.H13];&quot;aI&quot;;[.I13])" office:value-type="string" office:string-value="aI03aI15aI22aI31aI43aI47">
            <text:p>aI03aI15aI22aI31aI43aI47</text:p>
          </table:table-cell>
        </table:table-row>
        <table:table-row table:style-name="ro1">
          <table:table-cell table:style-name="ce2" office:value-type="string">
            <text:p>WED 02/09/11</text:p>
          </table:table-cell>
          <table:table-cell office:value-type="string">
            <text:p>17-19-21-33-34-46-47</text:p>
          </table:table-cell>
          <table:table-cell table:formula="of:=MID([.B14];1;LEN([.B14])-3)" office:value-type="string" office:string-value="17-19-21-33-34-46">
            <text:p>17-19-21-33-34-46</text:p>
          </table:table-cell>
          <table:table-cell table:formula="of:=MID([.C14];1;2)" office:value-type="string" office:string-value="17">
            <text:p>17</text:p>
          </table:table-cell>
          <table:table-cell table:formula="of:=MID([.C14];4;2)" office:value-type="string" office:string-value="19">
            <text:p>19</text:p>
          </table:table-cell>
          <table:table-cell table:formula="of:=MID([.C14];7;2)" office:value-type="string" office:string-value="21">
            <text:p>21</text:p>
          </table:table-cell>
          <table:table-cell table:formula="of:=MID([.C14];10;2)" office:value-type="string" office:string-value="33">
            <text:p>33</text:p>
          </table:table-cell>
          <table:table-cell table:formula="of:=MID([.C14];13;2)" office:value-type="string" office:string-value="34">
            <text:p>34</text:p>
          </table:table-cell>
          <table:table-cell table:formula="of:=MID([.C14];16;2)" office:value-type="string" office:string-value="46">
            <text:p>46</text:p>
          </table:table-cell>
          <table:table-cell office:value-type="string">
            <text:p><text:s/></text:p>
          </table:table-cell>
          <table:table-cell table:formula="of:=CONCATENATE(&quot;aI&quot;;[.D14];&quot;aI&quot;;[.E14];&quot;aI&quot;;[.F14];&quot;aI&quot;;[.G14];&quot;aI&quot;;[.H14];&quot;aI&quot;;[.I14])" office:value-type="string" office:string-value="aI17aI19aI21aI33aI34aI46">
            <text:p>aI17aI19aI21aI33aI34aI46</text:p>
          </table:table-cell>
        </table:table-row>
        <table:table-row table:style-name="ro1">
          <table:table-cell table:style-name="ce2" office:value-type="string">
            <text:p>SAT 02/05/11</text:p>
          </table:table-cell>
          <table:table-cell office:value-type="string">
            <text:p>20-25-32-39-40-44-48</text:p>
          </table:table-cell>
          <table:table-cell table:formula="of:=MID([.B15];1;LEN([.B15])-3)" office:value-type="string" office:string-value="20-25-32-39-40-44">
            <text:p>20-25-32-39-40-44</text:p>
          </table:table-cell>
          <table:table-cell table:formula="of:=MID([.C15];1;2)" office:value-type="string" office:string-value="20">
            <text:p>20</text:p>
          </table:table-cell>
          <table:table-cell table:formula="of:=MID([.C15];4;2)" office:value-type="string" office:string-value="25">
            <text:p>25</text:p>
          </table:table-cell>
          <table:table-cell table:formula="of:=MID([.C15];7;2)" office:value-type="string" office:string-value="32">
            <text:p>32</text:p>
          </table:table-cell>
          <table:table-cell table:formula="of:=MID([.C15];10;2)" office:value-type="string" office:string-value="39">
            <text:p>39</text:p>
          </table:table-cell>
          <table:table-cell table:formula="of:=MID([.C15];13;2)" office:value-type="string" office:string-value="40">
            <text:p>40</text:p>
          </table:table-cell>
          <table:table-cell table:formula="of:=MID([.C15];16;2)" office:value-type="string" office:string-value="44">
            <text:p>44</text:p>
          </table:table-cell>
          <table:table-cell office:value-type="string">
            <text:p><text:s/></text:p>
          </table:table-cell>
          <table:table-cell table:formula="of:=CONCATENATE(&quot;aI&quot;;[.D15];&quot;aI&quot;;[.E15];&quot;aI&quot;;[.F15];&quot;aI&quot;;[.G15];&quot;aI&quot;;[.H15];&quot;aI&quot;;[.I15])" office:value-type="string" office:string-value="aI20aI25aI32aI39aI40aI44">
            <text:p>aI20aI25aI32aI39aI40aI44</text:p>
          </table:table-cell>
        </table:table-row>
        <table:table-row table:style-name="ro1">
          <table:table-cell table:style-name="ce2" office:value-type="string">
            <text:p>WED 02/02/11</text:p>
          </table:table-cell>
          <table:table-cell office:value-type="string">
            <text:p>04-11-18-27-28-46-39</text:p>
          </table:table-cell>
          <table:table-cell table:formula="of:=MID([.B16];1;LEN([.B16])-3)" office:value-type="string" office:string-value="04-11-18-27-28-46">
            <text:p>04-11-18-27-28-46</text:p>
          </table:table-cell>
          <table:table-cell table:formula="of:=MID([.C16];1;2)" office:value-type="string" office:string-value="04">
            <text:p>04</text:p>
          </table:table-cell>
          <table:table-cell table:formula="of:=MID([.C16];4;2)" office:value-type="string" office:string-value="11">
            <text:p>11</text:p>
          </table:table-cell>
          <table:table-cell table:formula="of:=MID([.C16];7;2)" office:value-type="string" office:string-value="18">
            <text:p>18</text:p>
          </table:table-cell>
          <table:table-cell table:formula="of:=MID([.C16];10;2)" office:value-type="string" office:string-value="27">
            <text:p>27</text:p>
          </table:table-cell>
          <table:table-cell table:formula="of:=MID([.C16];13;2)" office:value-type="string" office:string-value="28">
            <text:p>28</text:p>
          </table:table-cell>
          <table:table-cell table:formula="of:=MID([.C16];16;2)" office:value-type="string" office:string-value="46">
            <text:p>46</text:p>
          </table:table-cell>
          <table:table-cell office:value-type="string">
            <text:p><text:s/></text:p>
          </table:table-cell>
          <table:table-cell table:formula="of:=CONCATENATE(&quot;aI&quot;;[.D16];&quot;aI&quot;;[.E16];&quot;aI&quot;;[.F16];&quot;aI&quot;;[.G16];&quot;aI&quot;;[.H16];&quot;aI&quot;;[.I16])" office:value-type="string" office:string-value="aI04aI11aI18aI27aI28aI46">
            <text:p>aI04aI11aI18aI27aI28aI46</text:p>
          </table:table-cell>
        </table:table-row>
        <table:table-row table:style-name="ro1">
          <table:table-cell office:value-type="string">
            <text:p>WED 03/30/11</text:p>
          </table:table-cell>
          <table:table-cell office:value-type="string">
            <text:p>08-15-17-29-36-44-16</text:p>
          </table:table-cell>
          <table:table-cell table:formula="of:=MID([.B17];1;LEN([.B17])-3)" office:value-type="string" office:string-value="08-15-17-29-36-44">
            <text:p>08-15-17-29-36-44</text:p>
          </table:table-cell>
          <table:table-cell table:formula="of:=MID([.C17];1;2)" office:value-type="string" office:string-value="08">
            <text:p>08</text:p>
          </table:table-cell>
          <table:table-cell table:formula="of:=MID([.C17];4;2)" office:value-type="string" office:string-value="15">
            <text:p>15</text:p>
          </table:table-cell>
          <table:table-cell table:formula="of:=MID([.C17];7;2)" office:value-type="string" office:string-value="17">
            <text:p>17</text:p>
          </table:table-cell>
          <table:table-cell table:formula="of:=MID([.C17];10;2)" office:value-type="string" office:string-value="29">
            <text:p>29</text:p>
          </table:table-cell>
          <table:table-cell table:formula="of:=MID([.C17];13;2)" office:value-type="string" office:string-value="36">
            <text:p>36</text:p>
          </table:table-cell>
          <table:table-cell table:formula="of:=MID([.C17];16;2)" office:value-type="string" office:string-value="44">
            <text:p>44</text:p>
          </table:table-cell>
          <table:table-cell office:value-type="string">
            <text:p><text:s/></text:p>
          </table:table-cell>
          <table:table-cell table:formula="of:=CONCATENATE(&quot;aI&quot;;[.D17];&quot;aI&quot;;[.E17];&quot;aI&quot;;[.F17];&quot;aI&quot;;[.G17];&quot;aI&quot;;[.H17];&quot;aI&quot;;[.I17])" office:value-type="string" office:string-value="aI08aI15aI17aI29aI36aI44">
            <text:p>aI08aI15aI17aI29aI36aI44</text:p>
          </table:table-cell>
        </table:table-row>
        <table:table-row table:style-name="ro1">
          <table:table-cell office:value-type="string">
            <text:p>SAT 03/26/11</text:p>
          </table:table-cell>
          <table:table-cell office:value-type="string">
            <text:p>04-06-21-22-42-43-12</text:p>
          </table:table-cell>
          <table:table-cell table:formula="of:=MID([.B18];1;LEN([.B18])-3)" office:value-type="string" office:string-value="04-06-21-22-42-43">
            <text:p>04-06-21-22-42-43</text:p>
          </table:table-cell>
          <table:table-cell table:formula="of:=MID([.C18];1;2)" office:value-type="string" office:string-value="04">
            <text:p>04</text:p>
          </table:table-cell>
          <table:table-cell table:formula="of:=MID([.C18];4;2)" office:value-type="string" office:string-value="06">
            <text:p>06</text:p>
          </table:table-cell>
          <table:table-cell table:formula="of:=MID([.C18];7;2)" office:value-type="string" office:string-value="21">
            <text:p>21</text:p>
          </table:table-cell>
          <table:table-cell table:formula="of:=MID([.C18];10;2)" office:value-type="string" office:string-value="22">
            <text:p>22</text:p>
          </table:table-cell>
          <table:table-cell table:formula="of:=MID([.C18];13;2)" office:value-type="string" office:string-value="42">
            <text:p>42</text:p>
          </table:table-cell>
          <table:table-cell table:formula="of:=MID([.C18];16;2)" office:value-type="string" office:string-value="43">
            <text:p>43</text:p>
          </table:table-cell>
          <table:table-cell office:value-type="string">
            <text:p><text:s/></text:p>
          </table:table-cell>
          <table:table-cell table:formula="of:=CONCATENATE(&quot;aI&quot;;[.D18];&quot;aI&quot;;[.E18];&quot;aI&quot;;[.F18];&quot;aI&quot;;[.G18];&quot;aI&quot;;[.H18];&quot;aI&quot;;[.I18])" office:value-type="string" office:string-value="aI04aI06aI21aI22aI42aI43">
            <text:p>aI04aI06aI21aI22aI42aI43</text:p>
          </table:table-cell>
        </table:table-row>
        <table:table-row table:style-name="ro1">
          <table:table-cell office:value-type="string">
            <text:p>WED 03/23/11</text:p>
          </table:table-cell>
          <table:table-cell office:value-type="string">
            <text:p>05-10-11-21-24-43-32</text:p>
          </table:table-cell>
          <table:table-cell table:formula="of:=MID([.B19];1;LEN([.B19])-3)" office:value-type="string" office:string-value="05-10-11-21-24-43">
            <text:p>05-10-11-21-24-43</text:p>
          </table:table-cell>
          <table:table-cell table:formula="of:=MID([.C19];1;2)" office:value-type="string" office:string-value="05">
            <text:p>05</text:p>
          </table:table-cell>
          <table:table-cell table:formula="of:=MID([.C19];4;2)" office:value-type="string" office:string-value="10">
            <text:p>10</text:p>
          </table:table-cell>
          <table:table-cell table:formula="of:=MID([.C19];7;2)" office:value-type="string" office:string-value="11">
            <text:p>11</text:p>
          </table:table-cell>
          <table:table-cell table:formula="of:=MID([.C19];10;2)" office:value-type="string" office:string-value="21">
            <text:p>21</text:p>
          </table:table-cell>
          <table:table-cell table:formula="of:=MID([.C19];13;2)" office:value-type="string" office:string-value="24">
            <text:p>24</text:p>
          </table:table-cell>
          <table:table-cell table:formula="of:=MID([.C19];16;2)" office:value-type="string" office:string-value="43">
            <text:p>43</text:p>
          </table:table-cell>
          <table:table-cell office:value-type="string">
            <text:p><text:s/></text:p>
          </table:table-cell>
          <table:table-cell table:formula="of:=CONCATENATE(&quot;aI&quot;;[.D19];&quot;aI&quot;;[.E19];&quot;aI&quot;;[.F19];&quot;aI&quot;;[.G19];&quot;aI&quot;;[.H19];&quot;aI&quot;;[.I19])" office:value-type="string" office:string-value="aI05aI10aI11aI21aI24aI43">
            <text:p>aI05aI10aI11aI21aI24aI43</text:p>
          </table:table-cell>
        </table:table-row>
        <table:table-row table:style-name="ro1">
          <table:table-cell office:value-type="string">
            <text:p>SAT 03/19/11</text:p>
          </table:table-cell>
          <table:table-cell office:value-type="string">
            <text:p>07-25-28-31-36-45-49</text:p>
          </table:table-cell>
          <table:table-cell table:formula="of:=MID([.B20];1;LEN([.B20])-3)" office:value-type="string" office:string-value="07-25-28-31-36-45">
            <text:p>07-25-28-31-36-45</text:p>
          </table:table-cell>
          <table:table-cell table:formula="of:=MID([.C20];1;2)" office:value-type="string" office:string-value="07">
            <text:p>07</text:p>
          </table:table-cell>
          <table:table-cell table:formula="of:=MID([.C20];4;2)" office:value-type="string" office:string-value="25">
            <text:p>25</text:p>
          </table:table-cell>
          <table:table-cell table:formula="of:=MID([.C20];7;2)" office:value-type="string" office:string-value="28">
            <text:p>28</text:p>
          </table:table-cell>
          <table:table-cell table:formula="of:=MID([.C20];10;2)" office:value-type="string" office:string-value="31">
            <text:p>31</text:p>
          </table:table-cell>
          <table:table-cell table:formula="of:=MID([.C20];13;2)" office:value-type="string" office:string-value="36">
            <text:p>36</text:p>
          </table:table-cell>
          <table:table-cell table:formula="of:=MID([.C20];16;2)" office:value-type="string" office:string-value="45">
            <text:p>45</text:p>
          </table:table-cell>
          <table:table-cell office:value-type="string">
            <text:p><text:s/></text:p>
          </table:table-cell>
          <table:table-cell table:formula="of:=CONCATENATE(&quot;aI&quot;;[.D20];&quot;aI&quot;;[.E20];&quot;aI&quot;;[.F20];&quot;aI&quot;;[.G20];&quot;aI&quot;;[.H20];&quot;aI&quot;;[.I20])" office:value-type="string" office:string-value="aI07aI25aI28aI31aI36aI45">
            <text:p>aI07aI25aI28aI31aI36aI45</text:p>
          </table:table-cell>
        </table:table-row>
        <table:table-row table:style-name="ro1">
          <table:table-cell office:value-type="string">
            <text:p>WED 03/16/11</text:p>
          </table:table-cell>
          <table:table-cell office:value-type="string">
            <text:p>01-03-15-19-36-37-02</text:p>
          </table:table-cell>
          <table:table-cell table:formula="of:=MID([.B21];1;LEN([.B21])-3)" office:value-type="string" office:string-value="01-03-15-19-36-37">
            <text:p>01-03-15-19-36-37</text:p>
          </table:table-cell>
          <table:table-cell table:formula="of:=MID([.C21];1;2)" office:value-type="string" office:string-value="01">
            <text:p>01</text:p>
          </table:table-cell>
          <table:table-cell table:formula="of:=MID([.C21];4;2)" office:value-type="string" office:string-value="03">
            <text:p>03</text:p>
          </table:table-cell>
          <table:table-cell table:formula="of:=MID([.C21];7;2)" office:value-type="string" office:string-value="15">
            <text:p>15</text:p>
          </table:table-cell>
          <table:table-cell table:formula="of:=MID([.C21];10;2)" office:value-type="string" office:string-value="19">
            <text:p>19</text:p>
          </table:table-cell>
          <table:table-cell table:formula="of:=MID([.C21];13;2)" office:value-type="string" office:string-value="36">
            <text:p>36</text:p>
          </table:table-cell>
          <table:table-cell table:formula="of:=MID([.C21];16;2)" office:value-type="string" office:string-value="37">
            <text:p>37</text:p>
          </table:table-cell>
          <table:table-cell office:value-type="string">
            <text:p><text:s/></text:p>
          </table:table-cell>
          <table:table-cell table:formula="of:=CONCATENATE(&quot;aI&quot;;[.D21];&quot;aI&quot;;[.E21];&quot;aI&quot;;[.F21];&quot;aI&quot;;[.G21];&quot;aI&quot;;[.H21];&quot;aI&quot;;[.I21])" office:value-type="string" office:string-value="aI01aI03aI15aI19aI36aI37">
            <text:p>aI01aI03aI15aI19aI36aI37</text:p>
          </table:table-cell>
        </table:table-row>
        <table:table-row table:style-name="ro1">
          <table:table-cell table:style-name="ce2" office:value-type="string">
            <text:p>SAT 03/12/11</text:p>
          </table:table-cell>
          <table:table-cell office:value-type="string">
            <text:p>06-09-17-23-26-36-42</text:p>
          </table:table-cell>
          <table:table-cell table:formula="of:=MID([.B22];1;LEN([.B22])-3)" office:value-type="string" office:string-value="06-09-17-23-26-36">
            <text:p>06-09-17-23-26-36</text:p>
          </table:table-cell>
          <table:table-cell table:formula="of:=MID([.C22];1;2)" office:value-type="string" office:string-value="06">
            <text:p>06</text:p>
          </table:table-cell>
          <table:table-cell table:formula="of:=MID([.C22];4;2)" office:value-type="string" office:string-value="09">
            <text:p>09</text:p>
          </table:table-cell>
          <table:table-cell table:formula="of:=MID([.C22];7;2)" office:value-type="string" office:string-value="17">
            <text:p>17</text:p>
          </table:table-cell>
          <table:table-cell table:formula="of:=MID([.C22];10;2)" office:value-type="string" office:string-value="23">
            <text:p>23</text:p>
          </table:table-cell>
          <table:table-cell table:formula="of:=MID([.C22];13;2)" office:value-type="string" office:string-value="26">
            <text:p>26</text:p>
          </table:table-cell>
          <table:table-cell table:formula="of:=MID([.C22];16;2)" office:value-type="string" office:string-value="36">
            <text:p>36</text:p>
          </table:table-cell>
          <table:table-cell office:value-type="string">
            <text:p><text:s/></text:p>
          </table:table-cell>
          <table:table-cell table:formula="of:=CONCATENATE(&quot;aI&quot;;[.D22];&quot;aI&quot;;[.E22];&quot;aI&quot;;[.F22];&quot;aI&quot;;[.G22];&quot;aI&quot;;[.H22];&quot;aI&quot;;[.I22])" office:value-type="string" office:string-value="aI06aI09aI17aI23aI26aI36">
            <text:p>aI06aI09aI17aI23aI26aI36</text:p>
          </table:table-cell>
        </table:table-row>
        <table:table-row table:style-name="ro1">
          <table:table-cell table:style-name="ce2" office:value-type="string">
            <text:p>WED 03/09/11</text:p>
          </table:table-cell>
          <table:table-cell office:value-type="string">
            <text:p>04-07-18-21-41-46-37</text:p>
          </table:table-cell>
          <table:table-cell table:formula="of:=MID([.B23];1;LEN([.B23])-3)" office:value-type="string" office:string-value="04-07-18-21-41-46">
            <text:p>04-07-18-21-41-46</text:p>
          </table:table-cell>
          <table:table-cell table:formula="of:=MID([.C23];1;2)" office:value-type="string" office:string-value="04">
            <text:p>04</text:p>
          </table:table-cell>
          <table:table-cell table:formula="of:=MID([.C23];4;2)" office:value-type="string" office:string-value="07">
            <text:p>07</text:p>
          </table:table-cell>
          <table:table-cell table:formula="of:=MID([.C23];7;2)" office:value-type="string" office:string-value="18">
            <text:p>18</text:p>
          </table:table-cell>
          <table:table-cell table:formula="of:=MID([.C23];10;2)" office:value-type="string" office:string-value="21">
            <text:p>21</text:p>
          </table:table-cell>
          <table:table-cell table:formula="of:=MID([.C23];13;2)" office:value-type="string" office:string-value="41">
            <text:p>41</text:p>
          </table:table-cell>
          <table:table-cell table:formula="of:=MID([.C23];16;2)" office:value-type="string" office:string-value="46">
            <text:p>46</text:p>
          </table:table-cell>
          <table:table-cell office:value-type="string">
            <text:p><text:s/></text:p>
          </table:table-cell>
          <table:table-cell table:formula="of:=CONCATENATE(&quot;aI&quot;;[.D23];&quot;aI&quot;;[.E23];&quot;aI&quot;;[.F23];&quot;aI&quot;;[.G23];&quot;aI&quot;;[.H23];&quot;aI&quot;;[.I23])" office:value-type="string" office:string-value="aI04aI07aI18aI21aI41aI46">
            <text:p>aI04aI07aI18aI21aI41aI46</text:p>
          </table:table-cell>
        </table:table-row>
        <table:table-row table:style-name="ro1">
          <table:table-cell table:style-name="ce2" office:value-type="string">
            <text:p>SAT 03/05/11</text:p>
          </table:table-cell>
          <table:table-cell office:value-type="string">
            <text:p>19-21-27-33-36-38-03</text:p>
          </table:table-cell>
          <table:table-cell table:formula="of:=MID([.B24];1;LEN([.B24])-3)" office:value-type="string" office:string-value="19-21-27-33-36-38">
            <text:p>19-21-27-33-36-38</text:p>
          </table:table-cell>
          <table:table-cell table:formula="of:=MID([.C24];1;2)" office:value-type="string" office:string-value="19">
            <text:p>19</text:p>
          </table:table-cell>
          <table:table-cell table:formula="of:=MID([.C24];4;2)" office:value-type="string" office:string-value="21">
            <text:p>21</text:p>
          </table:table-cell>
          <table:table-cell table:formula="of:=MID([.C24];7;2)" office:value-type="string" office:string-value="27">
            <text:p>27</text:p>
          </table:table-cell>
          <table:table-cell table:formula="of:=MID([.C24];10;2)" office:value-type="string" office:string-value="33">
            <text:p>33</text:p>
          </table:table-cell>
          <table:table-cell table:formula="of:=MID([.C24];13;2)" office:value-type="string" office:string-value="36">
            <text:p>36</text:p>
          </table:table-cell>
          <table:table-cell table:formula="of:=MID([.C24];16;2)" office:value-type="string" office:string-value="38">
            <text:p>38</text:p>
          </table:table-cell>
          <table:table-cell office:value-type="string">
            <text:p><text:s/></text:p>
          </table:table-cell>
          <table:table-cell table:formula="of:=CONCATENATE(&quot;aI&quot;;[.D24];&quot;aI&quot;;[.E24];&quot;aI&quot;;[.F24];&quot;aI&quot;;[.G24];&quot;aI&quot;;[.H24];&quot;aI&quot;;[.I24])" office:value-type="string" office:string-value="aI19aI21aI27aI33aI36aI38">
            <text:p>aI19aI21aI27aI33aI36aI38</text:p>
          </table:table-cell>
        </table:table-row>
        <table:table-row table:style-name="ro1">
          <table:table-cell table:style-name="ce2" office:value-type="string">
            <text:p>WED 03/02/11</text:p>
          </table:table-cell>
          <table:table-cell office:value-type="string">
            <text:p>27-28-31-41-42-43-46</text:p>
          </table:table-cell>
          <table:table-cell table:formula="of:=MID([.B25];1;LEN([.B25])-3)" office:value-type="string" office:string-value="27-28-31-41-42-43">
            <text:p>27-28-31-41-42-43</text:p>
          </table:table-cell>
          <table:table-cell table:formula="of:=MID([.C25];1;2)" office:value-type="string" office:string-value="27">
            <text:p>27</text:p>
          </table:table-cell>
          <table:table-cell table:formula="of:=MID([.C25];4;2)" office:value-type="string" office:string-value="28">
            <text:p>28</text:p>
          </table:table-cell>
          <table:table-cell table:formula="of:=MID([.C25];7;2)" office:value-type="string" office:string-value="31">
            <text:p>31</text:p>
          </table:table-cell>
          <table:table-cell table:formula="of:=MID([.C25];10;2)" office:value-type="string" office:string-value="41">
            <text:p>41</text:p>
          </table:table-cell>
          <table:table-cell table:formula="of:=MID([.C25];13;2)" office:value-type="string" office:string-value="42">
            <text:p>42</text:p>
          </table:table-cell>
          <table:table-cell table:formula="of:=MID([.C25];16;2)" office:value-type="string" office:string-value="43">
            <text:p>43</text:p>
          </table:table-cell>
          <table:table-cell office:value-type="string">
            <text:p><text:s/></text:p>
          </table:table-cell>
          <table:table-cell table:formula="of:=CONCATENATE(&quot;aI&quot;;[.D25];&quot;aI&quot;;[.E25];&quot;aI&quot;;[.F25];&quot;aI&quot;;[.G25];&quot;aI&quot;;[.H25];&quot;aI&quot;;[.I25])" office:value-type="string" office:string-value="aI27aI28aI31aI41aI42aI43">
            <text:p>aI27aI28aI31aI41aI42aI43</text:p>
          </table:table-cell>
        </table:table-row>
        <table:table-row table:style-name="ro1">
          <table:table-cell office:value-type="string">
            <text:p>SAT 04/30/11</text:p>
          </table:table-cell>
          <table:table-cell office:value-type="string">
            <text:p>01-06-07-24-30-48-04</text:p>
          </table:table-cell>
          <table:table-cell table:formula="of:=MID([.B26];1;LEN([.B26])-3)" office:value-type="string" office:string-value="01-06-07-24-30-48">
            <text:p>01-06-07-24-30-48</text:p>
          </table:table-cell>
          <table:table-cell table:formula="of:=MID([.C26];1;2)" office:value-type="string" office:string-value="01">
            <text:p>01</text:p>
          </table:table-cell>
          <table:table-cell table:formula="of:=MID([.C26];4;2)" office:value-type="string" office:string-value="06">
            <text:p>06</text:p>
          </table:table-cell>
          <table:table-cell table:formula="of:=MID([.C26];7;2)" office:value-type="string" office:string-value="07">
            <text:p>07</text:p>
          </table:table-cell>
          <table:table-cell table:formula="of:=MID([.C26];10;2)" office:value-type="string" office:string-value="24">
            <text:p>24</text:p>
          </table:table-cell>
          <table:table-cell table:formula="of:=MID([.C26];13;2)" office:value-type="string" office:string-value="30">
            <text:p>30</text:p>
          </table:table-cell>
          <table:table-cell table:formula="of:=MID([.C26];16;2)" office:value-type="string" office:string-value="48">
            <text:p>48</text:p>
          </table:table-cell>
          <table:table-cell office:value-type="string">
            <text:p><text:s/></text:p>
          </table:table-cell>
          <table:table-cell table:formula="of:=CONCATENATE(&quot;aI&quot;;[.D26];&quot;aI&quot;;[.E26];&quot;aI&quot;;[.F26];&quot;aI&quot;;[.G26];&quot;aI&quot;;[.H26];&quot;aI&quot;;[.I26])" office:value-type="string" office:string-value="aI01aI06aI07aI24aI30aI48">
            <text:p>aI01aI06aI07aI24aI30aI48</text:p>
          </table:table-cell>
        </table:table-row>
        <table:table-row table:style-name="ro1">
          <table:table-cell office:value-type="string">
            <text:p>WED 04/27/11</text:p>
          </table:table-cell>
          <table:table-cell office:value-type="string">
            <text:p>03-08-31-42-44-48-33</text:p>
          </table:table-cell>
          <table:table-cell table:formula="of:=MID([.B27];1;LEN([.B27])-3)" office:value-type="string" office:string-value="03-08-31-42-44-48">
            <text:p>03-08-31-42-44-48</text:p>
          </table:table-cell>
          <table:table-cell table:formula="of:=MID([.C27];1;2)" office:value-type="string" office:string-value="03">
            <text:p>03</text:p>
          </table:table-cell>
          <table:table-cell table:formula="of:=MID([.C27];4;2)" office:value-type="string" office:string-value="08">
            <text:p>08</text:p>
          </table:table-cell>
          <table:table-cell table:formula="of:=MID([.C27];7;2)" office:value-type="string" office:string-value="31">
            <text:p>31</text:p>
          </table:table-cell>
          <table:table-cell table:formula="of:=MID([.C27];10;2)" office:value-type="string" office:string-value="42">
            <text:p>42</text:p>
          </table:table-cell>
          <table:table-cell table:formula="of:=MID([.C27];13;2)" office:value-type="string" office:string-value="44">
            <text:p>44</text:p>
          </table:table-cell>
          <table:table-cell table:formula="of:=MID([.C27];16;2)" office:value-type="string" office:string-value="48">
            <text:p>48</text:p>
          </table:table-cell>
          <table:table-cell office:value-type="string">
            <text:p><text:s/></text:p>
          </table:table-cell>
          <table:table-cell table:formula="of:=CONCATENATE(&quot;aI&quot;;[.D27];&quot;aI&quot;;[.E27];&quot;aI&quot;;[.F27];&quot;aI&quot;;[.G27];&quot;aI&quot;;[.H27];&quot;aI&quot;;[.I27])" office:value-type="string" office:string-value="aI03aI08aI31aI42aI44aI48">
            <text:p>aI03aI08aI31aI42aI44aI48</text:p>
          </table:table-cell>
        </table:table-row>
        <table:table-row table:style-name="ro1">
          <table:table-cell office:value-type="string">
            <text:p>SAT 04/23/11</text:p>
          </table:table-cell>
          <table:table-cell office:value-type="string">
            <text:p>01-08-18-27-35-45-47</text:p>
          </table:table-cell>
          <table:table-cell table:formula="of:=MID([.B28];1;LEN([.B28])-3)" office:value-type="string" office:string-value="01-08-18-27-35-45">
            <text:p>01-08-18-27-35-45</text:p>
          </table:table-cell>
          <table:table-cell table:formula="of:=MID([.C28];1;2)" office:value-type="string" office:string-value="01">
            <text:p>01</text:p>
          </table:table-cell>
          <table:table-cell table:formula="of:=MID([.C28];4;2)" office:value-type="string" office:string-value="08">
            <text:p>08</text:p>
          </table:table-cell>
          <table:table-cell table:formula="of:=MID([.C28];7;2)" office:value-type="string" office:string-value="18">
            <text:p>18</text:p>
          </table:table-cell>
          <table:table-cell table:formula="of:=MID([.C28];10;2)" office:value-type="string" office:string-value="27">
            <text:p>27</text:p>
          </table:table-cell>
          <table:table-cell table:formula="of:=MID([.C28];13;2)" office:value-type="string" office:string-value="35">
            <text:p>35</text:p>
          </table:table-cell>
          <table:table-cell table:formula="of:=MID([.C28];16;2)" office:value-type="string" office:string-value="45">
            <text:p>45</text:p>
          </table:table-cell>
          <table:table-cell office:value-type="string">
            <text:p><text:s/></text:p>
          </table:table-cell>
          <table:table-cell table:formula="of:=CONCATENATE(&quot;aI&quot;;[.D28];&quot;aI&quot;;[.E28];&quot;aI&quot;;[.F28];&quot;aI&quot;;[.G28];&quot;aI&quot;;[.H28];&quot;aI&quot;;[.I28])" office:value-type="string" office:string-value="aI01aI08aI18aI27aI35aI45">
            <text:p>aI01aI08aI18aI27aI35aI45</text:p>
          </table:table-cell>
        </table:table-row>
        <table:table-row table:style-name="ro1">
          <table:table-cell office:value-type="string">
            <text:p>WED 04/20/11</text:p>
          </table:table-cell>
          <table:table-cell office:value-type="string">
            <text:p>12-15-33-34-38-43-30</text:p>
          </table:table-cell>
          <table:table-cell table:formula="of:=MID([.B29];1;LEN([.B29])-3)" office:value-type="string" office:string-value="12-15-33-34-38-43">
            <text:p>12-15-33-34-38-43</text:p>
          </table:table-cell>
          <table:table-cell table:formula="of:=MID([.C29];1;2)" office:value-type="string" office:string-value="12">
            <text:p>12</text:p>
          </table:table-cell>
          <table:table-cell table:formula="of:=MID([.C29];4;2)" office:value-type="string" office:string-value="15">
            <text:p>15</text:p>
          </table:table-cell>
          <table:table-cell table:formula="of:=MID([.C29];7;2)" office:value-type="string" office:string-value="33">
            <text:p>33</text:p>
          </table:table-cell>
          <table:table-cell table:formula="of:=MID([.C29];10;2)" office:value-type="string" office:string-value="34">
            <text:p>34</text:p>
          </table:table-cell>
          <table:table-cell table:formula="of:=MID([.C29];13;2)" office:value-type="string" office:string-value="38">
            <text:p>38</text:p>
          </table:table-cell>
          <table:table-cell table:formula="of:=MID([.C29];16;2)" office:value-type="string" office:string-value="43">
            <text:p>43</text:p>
          </table:table-cell>
          <table:table-cell office:value-type="string">
            <text:p><text:s/></text:p>
          </table:table-cell>
          <table:table-cell table:formula="of:=CONCATENATE(&quot;aI&quot;;[.D29];&quot;aI&quot;;[.E29];&quot;aI&quot;;[.F29];&quot;aI&quot;;[.G29];&quot;aI&quot;;[.H29];&quot;aI&quot;;[.I29])" office:value-type="string" office:string-value="aI12aI15aI33aI34aI38aI43">
            <text:p>aI12aI15aI33aI34aI38aI43</text:p>
          </table:table-cell>
        </table:table-row>
        <table:table-row table:style-name="ro1">
          <table:table-cell office:value-type="string">
            <text:p>SAT 04/16/11</text:p>
          </table:table-cell>
          <table:table-cell office:value-type="string">
            <text:p>05-07-11-12-33-39-28</text:p>
          </table:table-cell>
          <table:table-cell table:formula="of:=MID([.B30];1;LEN([.B30])-3)" office:value-type="string" office:string-value="05-07-11-12-33-39">
            <text:p>05-07-11-12-33-39</text:p>
          </table:table-cell>
          <table:table-cell table:formula="of:=MID([.C30];1;2)" office:value-type="string" office:string-value="05">
            <text:p>05</text:p>
          </table:table-cell>
          <table:table-cell table:formula="of:=MID([.C30];4;2)" office:value-type="string" office:string-value="07">
            <text:p>07</text:p>
          </table:table-cell>
          <table:table-cell table:formula="of:=MID([.C30];7;2)" office:value-type="string" office:string-value="11">
            <text:p>11</text:p>
          </table:table-cell>
          <table:table-cell table:formula="of:=MID([.C30];10;2)" office:value-type="string" office:string-value="12">
            <text:p>12</text:p>
          </table:table-cell>
          <table:table-cell table:formula="of:=MID([.C30];13;2)" office:value-type="string" office:string-value="33">
            <text:p>33</text:p>
          </table:table-cell>
          <table:table-cell table:formula="of:=MID([.C30];16;2)" office:value-type="string" office:string-value="39">
            <text:p>39</text:p>
          </table:table-cell>
          <table:table-cell office:value-type="string">
            <text:p><text:s/></text:p>
          </table:table-cell>
          <table:table-cell table:formula="of:=CONCATENATE(&quot;aI&quot;;[.D30];&quot;aI&quot;;[.E30];&quot;aI&quot;;[.F30];&quot;aI&quot;;[.G30];&quot;aI&quot;;[.H30];&quot;aI&quot;;[.I30])" office:value-type="string" office:string-value="aI05aI07aI11aI12aI33aI39">
            <text:p>aI05aI07aI11aI12aI33aI39</text:p>
          </table:table-cell>
        </table:table-row>
        <table:table-row table:style-name="ro1">
          <table:table-cell office:value-type="string">
            <text:p>WED 04/13/11</text:p>
          </table:table-cell>
          <table:table-cell office:value-type="string">
            <text:p>03-08-15-20-26-45-12</text:p>
          </table:table-cell>
          <table:table-cell table:formula="of:=MID([.B31];1;LEN([.B31])-3)" office:value-type="string" office:string-value="03-08-15-20-26-45">
            <text:p>03-08-15-20-26-45</text:p>
          </table:table-cell>
          <table:table-cell table:formula="of:=MID([.C31];1;2)" office:value-type="string" office:string-value="03">
            <text:p>03</text:p>
          </table:table-cell>
          <table:table-cell table:formula="of:=MID([.C31];4;2)" office:value-type="string" office:string-value="08">
            <text:p>08</text:p>
          </table:table-cell>
          <table:table-cell table:formula="of:=MID([.C31];7;2)" office:value-type="string" office:string-value="15">
            <text:p>15</text:p>
          </table:table-cell>
          <table:table-cell table:formula="of:=MID([.C31];10;2)" office:value-type="string" office:string-value="20">
            <text:p>20</text:p>
          </table:table-cell>
          <table:table-cell table:formula="of:=MID([.C31];13;2)" office:value-type="string" office:string-value="26">
            <text:p>26</text:p>
          </table:table-cell>
          <table:table-cell table:formula="of:=MID([.C31];16;2)" office:value-type="string" office:string-value="45">
            <text:p>45</text:p>
          </table:table-cell>
          <table:table-cell office:value-type="string">
            <text:p><text:s/></text:p>
          </table:table-cell>
          <table:table-cell table:formula="of:=CONCATENATE(&quot;aI&quot;;[.D31];&quot;aI&quot;;[.E31];&quot;aI&quot;;[.F31];&quot;aI&quot;;[.G31];&quot;aI&quot;;[.H31];&quot;aI&quot;;[.I31])" office:value-type="string" office:string-value="aI03aI08aI15aI20aI26aI45">
            <text:p>aI03aI08aI15aI20aI26aI45</text:p>
          </table:table-cell>
        </table:table-row>
        <table:table-row table:style-name="ro1">
          <table:table-cell table:style-name="ce2" office:value-type="string">
            <text:p>SAT 04/09/11</text:p>
          </table:table-cell>
          <table:table-cell office:value-type="string">
            <text:p>17-23-24-40-45-48-18</text:p>
          </table:table-cell>
          <table:table-cell table:formula="of:=MID([.B32];1;LEN([.B32])-3)" office:value-type="string" office:string-value="17-23-24-40-45-48">
            <text:p>17-23-24-40-45-48</text:p>
          </table:table-cell>
          <table:table-cell table:formula="of:=MID([.C32];1;2)" office:value-type="string" office:string-value="17">
            <text:p>17</text:p>
          </table:table-cell>
          <table:table-cell table:formula="of:=MID([.C32];4;2)" office:value-type="string" office:string-value="23">
            <text:p>23</text:p>
          </table:table-cell>
          <table:table-cell table:formula="of:=MID([.C32];7;2)" office:value-type="string" office:string-value="24">
            <text:p>24</text:p>
          </table:table-cell>
          <table:table-cell table:formula="of:=MID([.C32];10;2)" office:value-type="string" office:string-value="40">
            <text:p>40</text:p>
          </table:table-cell>
          <table:table-cell table:formula="of:=MID([.C32];13;2)" office:value-type="string" office:string-value="45">
            <text:p>45</text:p>
          </table:table-cell>
          <table:table-cell table:formula="of:=MID([.C32];16;2)" office:value-type="string" office:string-value="48">
            <text:p>48</text:p>
          </table:table-cell>
          <table:table-cell office:value-type="string">
            <text:p><text:s/></text:p>
          </table:table-cell>
          <table:table-cell table:formula="of:=CONCATENATE(&quot;aI&quot;;[.D32];&quot;aI&quot;;[.E32];&quot;aI&quot;;[.F32];&quot;aI&quot;;[.G32];&quot;aI&quot;;[.H32];&quot;aI&quot;;[.I32])" office:value-type="string" office:string-value="aI17aI23aI24aI40aI45aI48">
            <text:p>aI17aI23aI24aI40aI45aI48</text:p>
          </table:table-cell>
        </table:table-row>
        <table:table-row table:style-name="ro1">
          <table:table-cell table:style-name="ce2" office:value-type="string">
            <text:p>WED 04/06/11</text:p>
          </table:table-cell>
          <table:table-cell office:value-type="string">
            <text:p>01-03-23-26-35-38-11</text:p>
          </table:table-cell>
          <table:table-cell table:formula="of:=MID([.B33];1;LEN([.B33])-3)" office:value-type="string" office:string-value="01-03-23-26-35-38">
            <text:p>01-03-23-26-35-38</text:p>
          </table:table-cell>
          <table:table-cell table:formula="of:=MID([.C33];1;2)" office:value-type="string" office:string-value="01">
            <text:p>01</text:p>
          </table:table-cell>
          <table:table-cell table:formula="of:=MID([.C33];4;2)" office:value-type="string" office:string-value="03">
            <text:p>03</text:p>
          </table:table-cell>
          <table:table-cell table:formula="of:=MID([.C33];7;2)" office:value-type="string" office:string-value="23">
            <text:p>23</text:p>
          </table:table-cell>
          <table:table-cell table:formula="of:=MID([.C33];10;2)" office:value-type="string" office:string-value="26">
            <text:p>26</text:p>
          </table:table-cell>
          <table:table-cell table:formula="of:=MID([.C33];13;2)" office:value-type="string" office:string-value="35">
            <text:p>35</text:p>
          </table:table-cell>
          <table:table-cell table:formula="of:=MID([.C33];16;2)" office:value-type="string" office:string-value="38">
            <text:p>38</text:p>
          </table:table-cell>
          <table:table-cell office:value-type="string">
            <text:p><text:s/></text:p>
          </table:table-cell>
          <table:table-cell table:formula="of:=CONCATENATE(&quot;aI&quot;;[.D33];&quot;aI&quot;;[.E33];&quot;aI&quot;;[.F33];&quot;aI&quot;;[.G33];&quot;aI&quot;;[.H33];&quot;aI&quot;;[.I33])" office:value-type="string" office:string-value="aI01aI03aI23aI26aI35aI38">
            <text:p>aI01aI03aI23aI26aI35aI38</text:p>
          </table:table-cell>
        </table:table-row>
        <table:table-row table:style-name="ro1">
          <table:table-cell table:style-name="ce2" office:value-type="string">
            <text:p>SAT 04/02/11</text:p>
          </table:table-cell>
          <table:table-cell office:value-type="string">
            <text:p>16-21-26-28-45-46-49</text:p>
          </table:table-cell>
          <table:table-cell table:formula="of:=MID([.B34];1;LEN([.B34])-3)" office:value-type="string" office:string-value="16-21-26-28-45-46">
            <text:p>16-21-26-28-45-46</text:p>
          </table:table-cell>
          <table:table-cell table:formula="of:=MID([.C34];1;2)" office:value-type="string" office:string-value="16">
            <text:p>16</text:p>
          </table:table-cell>
          <table:table-cell table:formula="of:=MID([.C34];4;2)" office:value-type="string" office:string-value="21">
            <text:p>21</text:p>
          </table:table-cell>
          <table:table-cell table:formula="of:=MID([.C34];7;2)" office:value-type="string" office:string-value="26">
            <text:p>26</text:p>
          </table:table-cell>
          <table:table-cell table:formula="of:=MID([.C34];10;2)" office:value-type="string" office:string-value="28">
            <text:p>28</text:p>
          </table:table-cell>
          <table:table-cell table:formula="of:=MID([.C34];13;2)" office:value-type="string" office:string-value="45">
            <text:p>45</text:p>
          </table:table-cell>
          <table:table-cell table:formula="of:=MID([.C34];16;2)" office:value-type="string" office:string-value="46">
            <text:p>46</text:p>
          </table:table-cell>
          <table:table-cell office:value-type="string">
            <text:p><text:s/></text:p>
          </table:table-cell>
          <table:table-cell table:formula="of:=CONCATENATE(&quot;aI&quot;;[.D34];&quot;aI&quot;;[.E34];&quot;aI&quot;;[.F34];&quot;aI&quot;;[.G34];&quot;aI&quot;;[.H34];&quot;aI&quot;;[.I34])" office:value-type="string" office:string-value="aI16aI21aI26aI28aI45aI46">
            <text:p>aI16aI21aI26aI28aI45aI46</text:p>
          </table:table-cell>
        </table:table-row>
        <table:table-row table:style-name="ro1">
          <table:table-cell office:value-type="string">
            <text:p>SAT 05/28/11</text:p>
          </table:table-cell>
          <table:table-cell office:value-type="string">
            <text:p>11-13-17-21-43-49-05</text:p>
          </table:table-cell>
          <table:table-cell table:formula="of:=MID([.B35];1;LEN([.B35])-3)" office:value-type="string" office:string-value="11-13-17-21-43-49">
            <text:p>11-13-17-21-43-49</text:p>
          </table:table-cell>
          <table:table-cell table:formula="of:=MID([.C35];1;2)" office:value-type="string" office:string-value="11">
            <text:p>11</text:p>
          </table:table-cell>
          <table:table-cell table:formula="of:=MID([.C35];4;2)" office:value-type="string" office:string-value="13">
            <text:p>13</text:p>
          </table:table-cell>
          <table:table-cell table:formula="of:=MID([.C35];7;2)" office:value-type="string" office:string-value="17">
            <text:p>17</text:p>
          </table:table-cell>
          <table:table-cell table:formula="of:=MID([.C35];10;2)" office:value-type="string" office:string-value="21">
            <text:p>21</text:p>
          </table:table-cell>
          <table:table-cell table:formula="of:=MID([.C35];13;2)" office:value-type="string" office:string-value="43">
            <text:p>43</text:p>
          </table:table-cell>
          <table:table-cell table:formula="of:=MID([.C35];16;2)" office:value-type="string" office:string-value="49">
            <text:p>49</text:p>
          </table:table-cell>
          <table:table-cell office:value-type="string">
            <text:p><text:s/></text:p>
          </table:table-cell>
          <table:table-cell table:formula="of:=CONCATENATE(&quot;aI&quot;;[.D35];&quot;aI&quot;;[.E35];&quot;aI&quot;;[.F35];&quot;aI&quot;;[.G35];&quot;aI&quot;;[.H35];&quot;aI&quot;;[.I35])" office:value-type="string" office:string-value="aI11aI13aI17aI21aI43aI49">
            <text:p>aI11aI13aI17aI21aI43aI49</text:p>
          </table:table-cell>
        </table:table-row>
        <table:table-row table:style-name="ro1">
          <table:table-cell office:value-type="string">
            <text:p>WED 05/25/11</text:p>
          </table:table-cell>
          <table:table-cell office:value-type="string">
            <text:p>05-32-37-38-39-42-22</text:p>
          </table:table-cell>
          <table:table-cell table:formula="of:=MID([.B36];1;LEN([.B36])-3)" office:value-type="string" office:string-value="05-32-37-38-39-42">
            <text:p>05-32-37-38-39-42</text:p>
          </table:table-cell>
          <table:table-cell table:formula="of:=MID([.C36];1;2)" office:value-type="string" office:string-value="05">
            <text:p>05</text:p>
          </table:table-cell>
          <table:table-cell table:formula="of:=MID([.C36];4;2)" office:value-type="string" office:string-value="32">
            <text:p>32</text:p>
          </table:table-cell>
          <table:table-cell table:formula="of:=MID([.C36];7;2)" office:value-type="string" office:string-value="37">
            <text:p>37</text:p>
          </table:table-cell>
          <table:table-cell table:formula="of:=MID([.C36];10;2)" office:value-type="string" office:string-value="38">
            <text:p>38</text:p>
          </table:table-cell>
          <table:table-cell table:formula="of:=MID([.C36];13;2)" office:value-type="string" office:string-value="39">
            <text:p>39</text:p>
          </table:table-cell>
          <table:table-cell table:formula="of:=MID([.C36];16;2)" office:value-type="string" office:string-value="42">
            <text:p>42</text:p>
          </table:table-cell>
          <table:table-cell office:value-type="string">
            <text:p><text:s/></text:p>
          </table:table-cell>
          <table:table-cell table:formula="of:=CONCATENATE(&quot;aI&quot;;[.D36];&quot;aI&quot;;[.E36];&quot;aI&quot;;[.F36];&quot;aI&quot;;[.G36];&quot;aI&quot;;[.H36];&quot;aI&quot;;[.I36])" office:value-type="string" office:string-value="aI05aI32aI37aI38aI39aI42">
            <text:p>aI05aI32aI37aI38aI39aI42</text:p>
          </table:table-cell>
        </table:table-row>
        <table:table-row table:style-name="ro1">
          <table:table-cell office:value-type="string">
            <text:p>SAT 05/21/11</text:p>
          </table:table-cell>
          <table:table-cell office:value-type="string">
            <text:p>07-08-17-22-24-30-37</text:p>
          </table:table-cell>
          <table:table-cell table:formula="of:=MID([.B37];1;LEN([.B37])-3)" office:value-type="string" office:string-value="07-08-17-22-24-30">
            <text:p>07-08-17-22-24-30</text:p>
          </table:table-cell>
          <table:table-cell table:formula="of:=MID([.C37];1;2)" office:value-type="string" office:string-value="07">
            <text:p>07</text:p>
          </table:table-cell>
          <table:table-cell table:formula="of:=MID([.C37];4;2)" office:value-type="string" office:string-value="08">
            <text:p>08</text:p>
          </table:table-cell>
          <table:table-cell table:formula="of:=MID([.C37];7;2)" office:value-type="string" office:string-value="17">
            <text:p>17</text:p>
          </table:table-cell>
          <table:table-cell table:formula="of:=MID([.C37];10;2)" office:value-type="string" office:string-value="22">
            <text:p>22</text:p>
          </table:table-cell>
          <table:table-cell table:formula="of:=MID([.C37];13;2)" office:value-type="string" office:string-value="24">
            <text:p>24</text:p>
          </table:table-cell>
          <table:table-cell table:formula="of:=MID([.C37];16;2)" office:value-type="string" office:string-value="30">
            <text:p>30</text:p>
          </table:table-cell>
          <table:table-cell office:value-type="string">
            <text:p><text:s/></text:p>
          </table:table-cell>
          <table:table-cell table:formula="of:=CONCATENATE(&quot;aI&quot;;[.D37];&quot;aI&quot;;[.E37];&quot;aI&quot;;[.F37];&quot;aI&quot;;[.G37];&quot;aI&quot;;[.H37];&quot;aI&quot;;[.I37])" office:value-type="string" office:string-value="aI07aI08aI17aI22aI24aI30">
            <text:p>aI07aI08aI17aI22aI24aI30</text:p>
          </table:table-cell>
        </table:table-row>
        <table:table-row table:style-name="ro1">
          <table:table-cell office:value-type="string">
            <text:p>WED 05/18/11</text:p>
          </table:table-cell>
          <table:table-cell office:value-type="string">
            <text:p>01-39-42-45-48-49-29</text:p>
          </table:table-cell>
          <table:table-cell table:formula="of:=MID([.B38];1;LEN([.B38])-3)" office:value-type="string" office:string-value="01-39-42-45-48-49">
            <text:p>01-39-42-45-48-49</text:p>
          </table:table-cell>
          <table:table-cell table:formula="of:=MID([.C38];1;2)" office:value-type="string" office:string-value="01">
            <text:p>01</text:p>
          </table:table-cell>
          <table:table-cell table:formula="of:=MID([.C38];4;2)" office:value-type="string" office:string-value="39">
            <text:p>39</text:p>
          </table:table-cell>
          <table:table-cell table:formula="of:=MID([.C38];7;2)" office:value-type="string" office:string-value="42">
            <text:p>42</text:p>
          </table:table-cell>
          <table:table-cell table:formula="of:=MID([.C38];10;2)" office:value-type="string" office:string-value="45">
            <text:p>45</text:p>
          </table:table-cell>
          <table:table-cell table:formula="of:=MID([.C38];13;2)" office:value-type="string" office:string-value="48">
            <text:p>48</text:p>
          </table:table-cell>
          <table:table-cell table:formula="of:=MID([.C38];16;2)" office:value-type="string" office:string-value="49">
            <text:p>49</text:p>
          </table:table-cell>
          <table:table-cell office:value-type="string">
            <text:p><text:s/></text:p>
          </table:table-cell>
          <table:table-cell table:formula="of:=CONCATENATE(&quot;aI&quot;;[.D38];&quot;aI&quot;;[.E38];&quot;aI&quot;;[.F38];&quot;aI&quot;;[.G38];&quot;aI&quot;;[.H38];&quot;aI&quot;;[.I38])" office:value-type="string" office:string-value="aI01aI39aI42aI45aI48aI49">
            <text:p>aI01aI39aI42aI45aI48aI49</text:p>
          </table:table-cell>
        </table:table-row>
        <table:table-row table:style-name="ro1">
          <table:table-cell office:value-type="string">
            <text:p>SAT 05/14/11</text:p>
          </table:table-cell>
          <table:table-cell office:value-type="string">
            <text:p>12-29-30-36-39-45-20</text:p>
          </table:table-cell>
          <table:table-cell table:formula="of:=MID([.B39];1;LEN([.B39])-3)" office:value-type="string" office:string-value="12-29-30-36-39-45">
            <text:p>12-29-30-36-39-45</text:p>
          </table:table-cell>
          <table:table-cell table:formula="of:=MID([.C39];1;2)" office:value-type="string" office:string-value="12">
            <text:p>12</text:p>
          </table:table-cell>
          <table:table-cell table:formula="of:=MID([.C39];4;2)" office:value-type="string" office:string-value="29">
            <text:p>29</text:p>
          </table:table-cell>
          <table:table-cell table:formula="of:=MID([.C39];7;2)" office:value-type="string" office:string-value="30">
            <text:p>30</text:p>
          </table:table-cell>
          <table:table-cell table:formula="of:=MID([.C39];10;2)" office:value-type="string" office:string-value="36">
            <text:p>36</text:p>
          </table:table-cell>
          <table:table-cell table:formula="of:=MID([.C39];13;2)" office:value-type="string" office:string-value="39">
            <text:p>39</text:p>
          </table:table-cell>
          <table:table-cell table:formula="of:=MID([.C39];16;2)" office:value-type="string" office:string-value="45">
            <text:p>45</text:p>
          </table:table-cell>
          <table:table-cell office:value-type="string">
            <text:p><text:s/></text:p>
          </table:table-cell>
          <table:table-cell table:formula="of:=CONCATENATE(&quot;aI&quot;;[.D39];&quot;aI&quot;;[.E39];&quot;aI&quot;;[.F39];&quot;aI&quot;;[.G39];&quot;aI&quot;;[.H39];&quot;aI&quot;;[.I39])" office:value-type="string" office:string-value="aI12aI29aI30aI36aI39aI45">
            <text:p>aI12aI29aI30aI36aI39aI45</text:p>
          </table:table-cell>
        </table:table-row>
        <table:table-row table:style-name="ro1">
          <table:table-cell table:style-name="ce2" office:value-type="string">
            <text:p>WED 05/11/11</text:p>
          </table:table-cell>
          <table:table-cell office:value-type="string">
            <text:p>14-20-30-34-37-45-15</text:p>
          </table:table-cell>
          <table:table-cell table:formula="of:=MID([.B40];1;LEN([.B40])-3)" office:value-type="string" office:string-value="14-20-30-34-37-45">
            <text:p>14-20-30-34-37-45</text:p>
          </table:table-cell>
          <table:table-cell table:formula="of:=MID([.C40];1;2)" office:value-type="string" office:string-value="14">
            <text:p>14</text:p>
          </table:table-cell>
          <table:table-cell table:formula="of:=MID([.C40];4;2)" office:value-type="string" office:string-value="20">
            <text:p>20</text:p>
          </table:table-cell>
          <table:table-cell table:formula="of:=MID([.C40];7;2)" office:value-type="string" office:string-value="30">
            <text:p>30</text:p>
          </table:table-cell>
          <table:table-cell table:formula="of:=MID([.C40];10;2)" office:value-type="string" office:string-value="34">
            <text:p>34</text:p>
          </table:table-cell>
          <table:table-cell table:formula="of:=MID([.C40];13;2)" office:value-type="string" office:string-value="37">
            <text:p>37</text:p>
          </table:table-cell>
          <table:table-cell table:formula="of:=MID([.C40];16;2)" office:value-type="string" office:string-value="45">
            <text:p>45</text:p>
          </table:table-cell>
          <table:table-cell office:value-type="string">
            <text:p><text:s/></text:p>
          </table:table-cell>
          <table:table-cell table:formula="of:=CONCATENATE(&quot;aI&quot;;[.D40];&quot;aI&quot;;[.E40];&quot;aI&quot;;[.F40];&quot;aI&quot;;[.G40];&quot;aI&quot;;[.H40];&quot;aI&quot;;[.I40])" office:value-type="string" office:string-value="aI14aI20aI30aI34aI37aI45">
            <text:p>aI14aI20aI30aI34aI37aI45</text:p>
          </table:table-cell>
        </table:table-row>
        <table:table-row table:style-name="ro1">
          <table:table-cell table:style-name="ce2" office:value-type="string">
            <text:p>SAT 05/07/11</text:p>
          </table:table-cell>
          <table:table-cell office:value-type="string">
            <text:p>02-23-24-27-36-48-16</text:p>
          </table:table-cell>
          <table:table-cell table:formula="of:=MID([.B41];1;LEN([.B41])-3)" office:value-type="string" office:string-value="02-23-24-27-36-48">
            <text:p>02-23-24-27-36-48</text:p>
          </table:table-cell>
          <table:table-cell table:formula="of:=MID([.C41];1;2)" office:value-type="string" office:string-value="02">
            <text:p>02</text:p>
          </table:table-cell>
          <table:table-cell table:formula="of:=MID([.C41];4;2)" office:value-type="string" office:string-value="23">
            <text:p>23</text:p>
          </table:table-cell>
          <table:table-cell table:formula="of:=MID([.C41];7;2)" office:value-type="string" office:string-value="24">
            <text:p>24</text:p>
          </table:table-cell>
          <table:table-cell table:formula="of:=MID([.C41];10;2)" office:value-type="string" office:string-value="27">
            <text:p>27</text:p>
          </table:table-cell>
          <table:table-cell table:formula="of:=MID([.C41];13;2)" office:value-type="string" office:string-value="36">
            <text:p>36</text:p>
          </table:table-cell>
          <table:table-cell table:formula="of:=MID([.C41];16;2)" office:value-type="string" office:string-value="48">
            <text:p>48</text:p>
          </table:table-cell>
          <table:table-cell office:value-type="string">
            <text:p><text:s/></text:p>
          </table:table-cell>
          <table:table-cell table:formula="of:=CONCATENATE(&quot;aI&quot;;[.D41];&quot;aI&quot;;[.E41];&quot;aI&quot;;[.F41];&quot;aI&quot;;[.G41];&quot;aI&quot;;[.H41];&quot;aI&quot;;[.I41])" office:value-type="string" office:string-value="aI02aI23aI24aI27aI36aI48">
            <text:p>aI02aI23aI24aI27aI36aI48</text:p>
          </table:table-cell>
        </table:table-row>
        <table:table-row table:style-name="ro1">
          <table:table-cell table:style-name="ce2" office:value-type="string">
            <text:p>WED 05/04/11</text:p>
          </table:table-cell>
          <table:table-cell office:value-type="string">
            <text:p>08-09-26-39-46-47-38</text:p>
          </table:table-cell>
          <table:table-cell table:formula="of:=MID([.B42];1;LEN([.B42])-3)" office:value-type="string" office:string-value="08-09-26-39-46-47">
            <text:p>08-09-26-39-46-47</text:p>
          </table:table-cell>
          <table:table-cell table:formula="of:=MID([.C42];1;2)" office:value-type="string" office:string-value="08">
            <text:p>08</text:p>
          </table:table-cell>
          <table:table-cell table:formula="of:=MID([.C42];4;2)" office:value-type="string" office:string-value="09">
            <text:p>09</text:p>
          </table:table-cell>
          <table:table-cell table:formula="of:=MID([.C42];7;2)" office:value-type="string" office:string-value="26">
            <text:p>26</text:p>
          </table:table-cell>
          <table:table-cell table:formula="of:=MID([.C42];10;2)" office:value-type="string" office:string-value="39">
            <text:p>39</text:p>
          </table:table-cell>
          <table:table-cell table:formula="of:=MID([.C42];13;2)" office:value-type="string" office:string-value="46">
            <text:p>46</text:p>
          </table:table-cell>
          <table:table-cell table:formula="of:=MID([.C42];16;2)" office:value-type="string" office:string-value="47">
            <text:p>47</text:p>
          </table:table-cell>
          <table:table-cell office:value-type="string">
            <text:p><text:s/></text:p>
          </table:table-cell>
          <table:table-cell table:formula="of:=CONCATENATE(&quot;aI&quot;;[.D42];&quot;aI&quot;;[.E42];&quot;aI&quot;;[.F42];&quot;aI&quot;;[.G42];&quot;aI&quot;;[.H42];&quot;aI&quot;;[.I42])" office:value-type="string" office:string-value="aI08aI09aI26aI39aI46aI47">
            <text:p>aI08aI09aI26aI39aI46aI47</text:p>
          </table:table-cell>
        </table:table-row>
        <table:table-row table:style-name="ro1">
          <table:table-cell office:value-type="string">
            <text:p>WED 06/29/11</text:p>
          </table:table-cell>
          <table:table-cell office:value-type="string">
            <text:p>03-15-23-33-39-47-41</text:p>
          </table:table-cell>
          <table:table-cell table:formula="of:=MID([.B43];1;LEN([.B43])-3)" office:value-type="string" office:string-value="03-15-23-33-39-47">
            <text:p>03-15-23-33-39-47</text:p>
          </table:table-cell>
          <table:table-cell table:formula="of:=MID([.C43];1;2)" office:value-type="string" office:string-value="03">
            <text:p>03</text:p>
          </table:table-cell>
          <table:table-cell table:formula="of:=MID([.C43];4;2)" office:value-type="string" office:string-value="15">
            <text:p>15</text:p>
          </table:table-cell>
          <table:table-cell table:formula="of:=MID([.C43];7;2)" office:value-type="string" office:string-value="23">
            <text:p>23</text:p>
          </table:table-cell>
          <table:table-cell table:formula="of:=MID([.C43];10;2)" office:value-type="string" office:string-value="33">
            <text:p>33</text:p>
          </table:table-cell>
          <table:table-cell table:formula="of:=MID([.C43];13;2)" office:value-type="string" office:string-value="39">
            <text:p>39</text:p>
          </table:table-cell>
          <table:table-cell table:formula="of:=MID([.C43];16;2)" office:value-type="string" office:string-value="47">
            <text:p>47</text:p>
          </table:table-cell>
          <table:table-cell office:value-type="string">
            <text:p><text:s/></text:p>
          </table:table-cell>
          <table:table-cell table:formula="of:=CONCATENATE(&quot;aI&quot;;[.D43];&quot;aI&quot;;[.E43];&quot;aI&quot;;[.F43];&quot;aI&quot;;[.G43];&quot;aI&quot;;[.H43];&quot;aI&quot;;[.I43])" office:value-type="string" office:string-value="aI03aI15aI23aI33aI39aI47">
            <text:p>aI03aI15aI23aI33aI39aI47</text:p>
          </table:table-cell>
        </table:table-row>
        <table:table-row table:style-name="ro1">
          <table:table-cell office:value-type="string">
            <text:p>SAT 06/25/11</text:p>
          </table:table-cell>
          <table:table-cell office:value-type="string">
            <text:p>04-17-23-31-45-48-29</text:p>
          </table:table-cell>
          <table:table-cell table:formula="of:=MID([.B44];1;LEN([.B44])-3)" office:value-type="string" office:string-value="04-17-23-31-45-48">
            <text:p>04-17-23-31-45-48</text:p>
          </table:table-cell>
          <table:table-cell table:formula="of:=MID([.C44];1;2)" office:value-type="string" office:string-value="04">
            <text:p>04</text:p>
          </table:table-cell>
          <table:table-cell table:formula="of:=MID([.C44];4;2)" office:value-type="string" office:string-value="17">
            <text:p>17</text:p>
          </table:table-cell>
          <table:table-cell table:formula="of:=MID([.C44];7;2)" office:value-type="string" office:string-value="23">
            <text:p>23</text:p>
          </table:table-cell>
          <table:table-cell table:formula="of:=MID([.C44];10;2)" office:value-type="string" office:string-value="31">
            <text:p>31</text:p>
          </table:table-cell>
          <table:table-cell table:formula="of:=MID([.C44];13;2)" office:value-type="string" office:string-value="45">
            <text:p>45</text:p>
          </table:table-cell>
          <table:table-cell table:formula="of:=MID([.C44];16;2)" office:value-type="string" office:string-value="48">
            <text:p>48</text:p>
          </table:table-cell>
          <table:table-cell office:value-type="string">
            <text:p><text:s/></text:p>
          </table:table-cell>
          <table:table-cell table:formula="of:=CONCATENATE(&quot;aI&quot;;[.D44];&quot;aI&quot;;[.E44];&quot;aI&quot;;[.F44];&quot;aI&quot;;[.G44];&quot;aI&quot;;[.H44];&quot;aI&quot;;[.I44])" office:value-type="string" office:string-value="aI04aI17aI23aI31aI45aI48">
            <text:p>aI04aI17aI23aI31aI45aI48</text:p>
          </table:table-cell>
        </table:table-row>
        <table:table-row table:style-name="ro1">
          <table:table-cell office:value-type="string">
            <text:p>WED 06/22/11</text:p>
          </table:table-cell>
          <table:table-cell office:value-type="string">
            <text:p>05-07-16-27-37-49-25</text:p>
          </table:table-cell>
          <table:table-cell table:formula="of:=MID([.B45];1;LEN([.B45])-3)" office:value-type="string" office:string-value="05-07-16-27-37-49">
            <text:p>05-07-16-27-37-49</text:p>
          </table:table-cell>
          <table:table-cell table:formula="of:=MID([.C45];1;2)" office:value-type="string" office:string-value="05">
            <text:p>05</text:p>
          </table:table-cell>
          <table:table-cell table:formula="of:=MID([.C45];4;2)" office:value-type="string" office:string-value="07">
            <text:p>07</text:p>
          </table:table-cell>
          <table:table-cell table:formula="of:=MID([.C45];7;2)" office:value-type="string" office:string-value="16">
            <text:p>16</text:p>
          </table:table-cell>
          <table:table-cell table:formula="of:=MID([.C45];10;2)" office:value-type="string" office:string-value="27">
            <text:p>27</text:p>
          </table:table-cell>
          <table:table-cell table:formula="of:=MID([.C45];13;2)" office:value-type="string" office:string-value="37">
            <text:p>37</text:p>
          </table:table-cell>
          <table:table-cell table:formula="of:=MID([.C45];16;2)" office:value-type="string" office:string-value="49">
            <text:p>49</text:p>
          </table:table-cell>
          <table:table-cell office:value-type="string">
            <text:p><text:s/></text:p>
          </table:table-cell>
          <table:table-cell table:formula="of:=CONCATENATE(&quot;aI&quot;;[.D45];&quot;aI&quot;;[.E45];&quot;aI&quot;;[.F45];&quot;aI&quot;;[.G45];&quot;aI&quot;;[.H45];&quot;aI&quot;;[.I45])" office:value-type="string" office:string-value="aI05aI07aI16aI27aI37aI49">
            <text:p>aI05aI07aI16aI27aI37aI49</text:p>
          </table:table-cell>
        </table:table-row>
        <table:table-row table:style-name="ro1">
          <table:table-cell office:value-type="string">
            <text:p>SAT 06/18/11</text:p>
          </table:table-cell>
          <table:table-cell office:value-type="string">
            <text:p>04-09-14-21-34-45-25</text:p>
          </table:table-cell>
          <table:table-cell table:formula="of:=MID([.B46];1;LEN([.B46])-3)" office:value-type="string" office:string-value="04-09-14-21-34-45">
            <text:p>04-09-14-21-34-45</text:p>
          </table:table-cell>
          <table:table-cell table:formula="of:=MID([.C46];1;2)" office:value-type="string" office:string-value="04">
            <text:p>04</text:p>
          </table:table-cell>
          <table:table-cell table:formula="of:=MID([.C46];4;2)" office:value-type="string" office:string-value="09">
            <text:p>09</text:p>
          </table:table-cell>
          <table:table-cell table:formula="of:=MID([.C46];7;2)" office:value-type="string" office:string-value="14">
            <text:p>14</text:p>
          </table:table-cell>
          <table:table-cell table:formula="of:=MID([.C46];10;2)" office:value-type="string" office:string-value="21">
            <text:p>21</text:p>
          </table:table-cell>
          <table:table-cell table:formula="of:=MID([.C46];13;2)" office:value-type="string" office:string-value="34">
            <text:p>34</text:p>
          </table:table-cell>
          <table:table-cell table:formula="of:=MID([.C46];16;2)" office:value-type="string" office:string-value="45">
            <text:p>45</text:p>
          </table:table-cell>
          <table:table-cell office:value-type="string">
            <text:p><text:s/></text:p>
          </table:table-cell>
          <table:table-cell table:formula="of:=CONCATENATE(&quot;aI&quot;;[.D46];&quot;aI&quot;;[.E46];&quot;aI&quot;;[.F46];&quot;aI&quot;;[.G46];&quot;aI&quot;;[.H46];&quot;aI&quot;;[.I46])" office:value-type="string" office:string-value="aI04aI09aI14aI21aI34aI45">
            <text:p>aI04aI09aI14aI21aI34aI45</text:p>
          </table:table-cell>
        </table:table-row>
        <table:table-row table:style-name="ro1">
          <table:table-cell office:value-type="string">
            <text:p>WED 06/15/11</text:p>
          </table:table-cell>
          <table:table-cell office:value-type="string">
            <text:p>02-04-22-25-28-31-17</text:p>
          </table:table-cell>
          <table:table-cell table:formula="of:=MID([.B47];1;LEN([.B47])-3)" office:value-type="string" office:string-value="02-04-22-25-28-31">
            <text:p>02-04-22-25-28-31</text:p>
          </table:table-cell>
          <table:table-cell table:formula="of:=MID([.C47];1;2)" office:value-type="string" office:string-value="02">
            <text:p>02</text:p>
          </table:table-cell>
          <table:table-cell table:formula="of:=MID([.C47];4;2)" office:value-type="string" office:string-value="04">
            <text:p>04</text:p>
          </table:table-cell>
          <table:table-cell table:formula="of:=MID([.C47];7;2)" office:value-type="string" office:string-value="22">
            <text:p>22</text:p>
          </table:table-cell>
          <table:table-cell table:formula="of:=MID([.C47];10;2)" office:value-type="string" office:string-value="25">
            <text:p>25</text:p>
          </table:table-cell>
          <table:table-cell table:formula="of:=MID([.C47];13;2)" office:value-type="string" office:string-value="28">
            <text:p>28</text:p>
          </table:table-cell>
          <table:table-cell table:formula="of:=MID([.C47];16;2)" office:value-type="string" office:string-value="31">
            <text:p>31</text:p>
          </table:table-cell>
          <table:table-cell office:value-type="string">
            <text:p><text:s/></text:p>
          </table:table-cell>
          <table:table-cell table:formula="of:=CONCATENATE(&quot;aI&quot;;[.D47];&quot;aI&quot;;[.E47];&quot;aI&quot;;[.F47];&quot;aI&quot;;[.G47];&quot;aI&quot;;[.H47];&quot;aI&quot;;[.I47])" office:value-type="string" office:string-value="aI02aI04aI22aI25aI28aI31">
            <text:p>aI02aI04aI22aI25aI28aI31</text:p>
          </table:table-cell>
        </table:table-row>
        <table:table-row table:style-name="ro1">
          <table:table-cell table:style-name="ce2" office:value-type="string">
            <text:p>SAT 06/11/11</text:p>
          </table:table-cell>
          <table:table-cell office:value-type="string">
            <text:p>06-07-08-09-20-28-22</text:p>
          </table:table-cell>
          <table:table-cell table:formula="of:=MID([.B48];1;LEN([.B48])-3)" office:value-type="string" office:string-value="06-07-08-09-20-28">
            <text:p>06-07-08-09-20-28</text:p>
          </table:table-cell>
          <table:table-cell table:formula="of:=MID([.C48];1;2)" office:value-type="string" office:string-value="06">
            <text:p>06</text:p>
          </table:table-cell>
          <table:table-cell table:formula="of:=MID([.C48];4;2)" office:value-type="string" office:string-value="07">
            <text:p>07</text:p>
          </table:table-cell>
          <table:table-cell table:formula="of:=MID([.C48];7;2)" office:value-type="string" office:string-value="08">
            <text:p>08</text:p>
          </table:table-cell>
          <table:table-cell table:formula="of:=MID([.C48];10;2)" office:value-type="string" office:string-value="09">
            <text:p>09</text:p>
          </table:table-cell>
          <table:table-cell table:formula="of:=MID([.C48];13;2)" office:value-type="string" office:string-value="20">
            <text:p>20</text:p>
          </table:table-cell>
          <table:table-cell table:formula="of:=MID([.C48];16;2)" office:value-type="string" office:string-value="28">
            <text:p>28</text:p>
          </table:table-cell>
          <table:table-cell office:value-type="string">
            <text:p><text:s/></text:p>
          </table:table-cell>
          <table:table-cell table:formula="of:=CONCATENATE(&quot;aI&quot;;[.D48];&quot;aI&quot;;[.E48];&quot;aI&quot;;[.F48];&quot;aI&quot;;[.G48];&quot;aI&quot;;[.H48];&quot;aI&quot;;[.I48])" office:value-type="string" office:string-value="aI06aI07aI08aI09aI20aI28">
            <text:p>aI06aI07aI08aI09aI20aI28</text:p>
          </table:table-cell>
        </table:table-row>
        <table:table-row table:style-name="ro1">
          <table:table-cell table:style-name="ce2" office:value-type="string">
            <text:p>WED 06/08/11</text:p>
          </table:table-cell>
          <table:table-cell office:value-type="string">
            <text:p>07-10-21-22-38-39-11</text:p>
          </table:table-cell>
          <table:table-cell table:formula="of:=MID([.B49];1;LEN([.B49])-3)" office:value-type="string" office:string-value="07-10-21-22-38-39">
            <text:p>07-10-21-22-38-39</text:p>
          </table:table-cell>
          <table:table-cell table:formula="of:=MID([.C49];1;2)" office:value-type="string" office:string-value="07">
            <text:p>07</text:p>
          </table:table-cell>
          <table:table-cell table:formula="of:=MID([.C49];4;2)" office:value-type="string" office:string-value="10">
            <text:p>10</text:p>
          </table:table-cell>
          <table:table-cell table:formula="of:=MID([.C49];7;2)" office:value-type="string" office:string-value="21">
            <text:p>21</text:p>
          </table:table-cell>
          <table:table-cell table:formula="of:=MID([.C49];10;2)" office:value-type="string" office:string-value="22">
            <text:p>22</text:p>
          </table:table-cell>
          <table:table-cell table:formula="of:=MID([.C49];13;2)" office:value-type="string" office:string-value="38">
            <text:p>38</text:p>
          </table:table-cell>
          <table:table-cell table:formula="of:=MID([.C49];16;2)" office:value-type="string" office:string-value="39">
            <text:p>39</text:p>
          </table:table-cell>
          <table:table-cell office:value-type="string">
            <text:p><text:s/></text:p>
          </table:table-cell>
          <table:table-cell table:formula="of:=CONCATENATE(&quot;aI&quot;;[.D49];&quot;aI&quot;;[.E49];&quot;aI&quot;;[.F49];&quot;aI&quot;;[.G49];&quot;aI&quot;;[.H49];&quot;aI&quot;;[.I49])" office:value-type="string" office:string-value="aI07aI10aI21aI22aI38aI39">
            <text:p>aI07aI10aI21aI22aI38aI39</text:p>
          </table:table-cell>
        </table:table-row>
        <table:table-row table:style-name="ro1">
          <table:table-cell table:style-name="ce2" office:value-type="string">
            <text:p>SAT 06/04/11</text:p>
          </table:table-cell>
          <table:table-cell office:value-type="string">
            <text:p>19-20-27-29-33-45-41</text:p>
          </table:table-cell>
          <table:table-cell table:formula="of:=MID([.B50];1;LEN([.B50])-3)" office:value-type="string" office:string-value="19-20-27-29-33-45">
            <text:p>19-20-27-29-33-45</text:p>
          </table:table-cell>
          <table:table-cell table:formula="of:=MID([.C50];1;2)" office:value-type="string" office:string-value="19">
            <text:p>19</text:p>
          </table:table-cell>
          <table:table-cell table:formula="of:=MID([.C50];4;2)" office:value-type="string" office:string-value="20">
            <text:p>20</text:p>
          </table:table-cell>
          <table:table-cell table:formula="of:=MID([.C50];7;2)" office:value-type="string" office:string-value="27">
            <text:p>27</text:p>
          </table:table-cell>
          <table:table-cell table:formula="of:=MID([.C50];10;2)" office:value-type="string" office:string-value="29">
            <text:p>29</text:p>
          </table:table-cell>
          <table:table-cell table:formula="of:=MID([.C50];13;2)" office:value-type="string" office:string-value="33">
            <text:p>33</text:p>
          </table:table-cell>
          <table:table-cell table:formula="of:=MID([.C50];16;2)" office:value-type="string" office:string-value="45">
            <text:p>45</text:p>
          </table:table-cell>
          <table:table-cell office:value-type="string">
            <text:p><text:s/></text:p>
          </table:table-cell>
          <table:table-cell table:formula="of:=CONCATENATE(&quot;aI&quot;;[.D50];&quot;aI&quot;;[.E50];&quot;aI&quot;;[.F50];&quot;aI&quot;;[.G50];&quot;aI&quot;;[.H50];&quot;aI&quot;;[.I50])" office:value-type="string" office:string-value="aI19aI20aI27aI29aI33aI45">
            <text:p>aI19aI20aI27aI29aI33aI45</text:p>
          </table:table-cell>
        </table:table-row>
        <table:table-row table:style-name="ro1">
          <table:table-cell table:style-name="ce2" office:value-type="string">
            <text:p>WED 06/01/11</text:p>
          </table:table-cell>
          <table:table-cell office:value-type="string">
            <text:p>18-23-27-44-46-47-29</text:p>
          </table:table-cell>
          <table:table-cell table:formula="of:=MID([.B51];1;LEN([.B51])-3)" office:value-type="string" office:string-value="18-23-27-44-46-47">
            <text:p>18-23-27-44-46-47</text:p>
          </table:table-cell>
          <table:table-cell table:formula="of:=MID([.C51];1;2)" office:value-type="string" office:string-value="18">
            <text:p>18</text:p>
          </table:table-cell>
          <table:table-cell table:formula="of:=MID([.C51];4;2)" office:value-type="string" office:string-value="23">
            <text:p>23</text:p>
          </table:table-cell>
          <table:table-cell table:formula="of:=MID([.C51];7;2)" office:value-type="string" office:string-value="27">
            <text:p>27</text:p>
          </table:table-cell>
          <table:table-cell table:formula="of:=MID([.C51];10;2)" office:value-type="string" office:string-value="44">
            <text:p>44</text:p>
          </table:table-cell>
          <table:table-cell table:formula="of:=MID([.C51];13;2)" office:value-type="string" office:string-value="46">
            <text:p>46</text:p>
          </table:table-cell>
          <table:table-cell table:formula="of:=MID([.C51];16;2)" office:value-type="string" office:string-value="47">
            <text:p>47</text:p>
          </table:table-cell>
          <table:table-cell office:value-type="string">
            <text:p><text:s/></text:p>
          </table:table-cell>
          <table:table-cell table:formula="of:=CONCATENATE(&quot;aI&quot;;[.D51];&quot;aI&quot;;[.E51];&quot;aI&quot;;[.F51];&quot;aI&quot;;[.G51];&quot;aI&quot;;[.H51];&quot;aI&quot;;[.I51])" office:value-type="string" office:string-value="aI18aI23aI27aI44aI46aI47">
            <text:p>aI18aI23aI27aI44aI46aI47</text:p>
          </table:table-cell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3" office:value-type="string">
            <text:p><text:s/></text:p>
          </table:table-cell>
          <table:table-cell table:style-name="Default"/>
          <table:table-cell table:number-columns-repeated="9"/>
        </table:table-row>
      </table:table>
      <table:table table:name="LottoMax" table:style-name="ta1">
        <table:table-column table:style-name="co1" table:default-cell-style-name="ce1"/>
        <table:table-column table:style-name="co1" table:default-cell-style-name="ce4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FRI 01/28/11</text:p>
          </table:table-cell>
          <table:table-cell office:value-type="string">
            <text:p>07-10-14-20-21-23-31-41</text:p>
          </table:table-cell>
          <table:table-cell table:formula="of:=MID([.B1];1;LEN([.B1])-3)" office:value-type="string" office:string-value="07-10-14-20-21-23-31">
            <text:p>07-10-14-20-21-23-31</text:p>
          </table:table-cell>
          <table:table-cell table:formula="of:=MID([.C1];1;2)" office:value-type="string" office:string-value="07">
            <text:p>07</text:p>
          </table:table-cell>
          <table:table-cell table:formula="of:=MID([.C1];4;2)" office:value-type="string" office:string-value="10">
            <text:p>10</text:p>
          </table:table-cell>
          <table:table-cell table:formula="of:=MID([.C1];7;2)" office:value-type="string" office:string-value="14">
            <text:p>14</text:p>
          </table:table-cell>
          <table:table-cell table:formula="of:=MID([.C1];10;2)" office:value-type="string" office:string-value="20">
            <text:p>20</text:p>
          </table:table-cell>
          <table:table-cell table:formula="of:=MID([.C1];13;2)" office:value-type="string" office:string-value="21">
            <text:p>21</text:p>
          </table:table-cell>
          <table:table-cell table:formula="of:=MID([.C1];16;2)" office:value-type="string" office:string-value="23">
            <text:p>23</text:p>
          </table:table-cell>
          <table:table-cell office:value-type="string">
            <text:p><text:s/>=MID(<text:span text:style-name="T1">C1</text:span>,19,2)</text:p>
          </table:table-cell>
          <table:table-cell table:formula="of:=CONCATENATE(&quot;aI&quot;;[.D1];&quot;aI&quot;;[.E1];&quot;aI&quot;;[.F1];&quot;aI&quot;;[.G1];&quot;aI&quot;;[.H1];&quot;aI&quot;;[.I1])" office:value-type="string" office:string-value="aI07aI10aI14aI20aI21aI23">
            <text:p>aI07aI10aI14aI20aI21aI23</text:p>
          </table:table-cell>
        </table:table-row>
        <table:table-row table:style-name="ro1">
          <table:table-cell office:value-type="string">
            <text:p>FRI 01/21/11</text:p>
          </table:table-cell>
          <table:table-cell office:value-type="string">
            <text:p>02-18-19-29-42-47-49-17</text:p>
          </table:table-cell>
          <table:table-cell table:formula="of:=MID([.B2];1;LEN([.B2])-3)" office:value-type="string" office:string-value="02-18-19-29-42-47-49">
            <text:p>02-18-19-29-42-47-49</text:p>
          </table:table-cell>
          <table:table-cell table:number-columns-repeated="8"/>
        </table:table-row>
        <table:table-row table:style-name="ro1">
          <table:table-cell office:value-type="string">
            <text:p>FRI 01/14/11</text:p>
          </table:table-cell>
          <table:table-cell office:value-type="string">
            <text:p>02-06-10-12-24-30-37-03</text:p>
          </table:table-cell>
          <table:table-cell table:formula="of:=MID([.B3];1;LEN([.B3])-3)" office:value-type="string" office:string-value="02-06-10-12-24-30-37">
            <text:p>02-06-10-12-24-30-37</text:p>
          </table:table-cell>
          <table:table-cell table:number-columns-repeated="8"/>
        </table:table-row>
        <table:table-row table:style-name="ro1">
          <table:table-cell table:style-name="ce2" office:value-type="string">
            <text:p>FRI 01/07/11</text:p>
          </table:table-cell>
          <table:table-cell office:value-type="string">
            <text:p>02-10-13-15-23-28-49-40</text:p>
          </table:table-cell>
          <table:table-cell table:formula="of:=MID([.B4];1;LEN([.B4])-3)" office:value-type="string" office:string-value="02-10-13-15-23-28-49">
            <text:p>02-10-13-15-23-28-49</text:p>
          </table:table-cell>
          <table:table-cell table:number-columns-repeated="8"/>
        </table:table-row>
        <table:table-row table:style-name="ro1">
          <table:table-cell office:value-type="string">
            <text:p>FRI 02/25/11</text:p>
          </table:table-cell>
          <table:table-cell office:value-type="string">
            <text:p>03-14-19-30-32-39-46-08</text:p>
          </table:table-cell>
          <table:table-cell table:formula="of:=MID([.B5];1;LEN([.B5])-3)" office:value-type="string" office:string-value="03-14-19-30-32-39-46">
            <text:p>03-14-19-30-32-39-46</text:p>
          </table:table-cell>
          <table:table-cell table:number-columns-repeated="8"/>
        </table:table-row>
        <table:table-row table:style-name="ro1">
          <table:table-cell office:value-type="string">
            <text:p>FRI 02/18/11</text:p>
          </table:table-cell>
          <table:table-cell office:value-type="string">
            <text:p>03-07-12-16-20-42-48-31</text:p>
          </table:table-cell>
          <table:table-cell table:formula="of:=MID([.B6];1;LEN([.B6])-3)" office:value-type="string" office:string-value="03-07-12-16-20-42-48">
            <text:p>03-07-12-16-20-42-48</text:p>
          </table:table-cell>
          <table:table-cell table:number-columns-repeated="8"/>
        </table:table-row>
        <table:table-row table:style-name="ro1">
          <table:table-cell table:style-name="ce2" office:value-type="string">
            <text:p>FRI 02/11/11</text:p>
          </table:table-cell>
          <table:table-cell office:value-type="string">
            <text:p>04-06-13-19-26-29-47-43</text:p>
          </table:table-cell>
          <table:table-cell table:formula="of:=MID([.B7];1;LEN([.B7])-3)" office:value-type="string" office:string-value="04-06-13-19-26-29-47">
            <text:p>04-06-13-19-26-29-47</text:p>
          </table:table-cell>
          <table:table-cell table:number-columns-repeated="8"/>
        </table:table-row>
        <table:table-row table:style-name="ro1">
          <table:table-cell table:style-name="ce2" office:value-type="string">
            <text:p>FRI 02/04/11</text:p>
          </table:table-cell>
          <table:table-cell office:value-type="string">
            <text:p>01-03-13-18-19-39-48-40</text:p>
          </table:table-cell>
          <table:table-cell table:formula="of:=MID([.B8];1;LEN([.B8])-3)" office:value-type="string" office:string-value="01-03-13-18-19-39-48">
            <text:p>01-03-13-18-19-39-48</text:p>
          </table:table-cell>
          <table:table-cell table:number-columns-repeated="8"/>
        </table:table-row>
        <table:table-row table:style-name="ro1">
          <table:table-cell office:value-type="string">
            <text:p>FRI 03/25/11</text:p>
          </table:table-cell>
          <table:table-cell office:value-type="string">
            <text:p>01-04-22-25-26-36-46-05</text:p>
          </table:table-cell>
          <table:table-cell table:formula="of:=MID([.B9];1;LEN([.B9])-3)" office:value-type="string" office:string-value="01-04-22-25-26-36-46">
            <text:p>01-04-22-25-26-36-46</text:p>
          </table:table-cell>
          <table:table-cell table:number-columns-repeated="8"/>
        </table:table-row>
        <table:table-row table:style-name="ro1">
          <table:table-cell office:value-type="string">
            <text:p>FRI 03/18/11</text:p>
          </table:table-cell>
          <table:table-cell office:value-type="string">
            <text:p>02-05-10-21-25-35-49-40</text:p>
          </table:table-cell>
          <table:table-cell table:formula="of:=MID([.B10];1;LEN([.B10])-3)" office:value-type="string" office:string-value="02-05-10-21-25-35-49">
            <text:p>02-05-10-21-25-35-49</text:p>
          </table:table-cell>
          <table:table-cell table:number-columns-repeated="8"/>
        </table:table-row>
        <table:table-row table:style-name="ro1">
          <table:table-cell table:style-name="ce2" office:value-type="string">
            <text:p>FRI 03/11/11</text:p>
          </table:table-cell>
          <table:table-cell office:value-type="string">
            <text:p>02-03-04-20-22-40-43-09</text:p>
          </table:table-cell>
          <table:table-cell table:formula="of:=MID([.B11];1;LEN([.B11])-3)" office:value-type="string" office:string-value="02-03-04-20-22-40-43">
            <text:p>02-03-04-20-22-40-43</text:p>
          </table:table-cell>
          <table:table-cell table:number-columns-repeated="8"/>
        </table:table-row>
        <table:table-row table:style-name="ro1">
          <table:table-cell table:style-name="ce2" office:value-type="string">
            <text:p>FRI 03/04/11</text:p>
          </table:table-cell>
          <table:table-cell office:value-type="string">
            <text:p>03-18-27-29-32-33-35-47</text:p>
          </table:table-cell>
          <table:table-cell table:formula="of:=MID([.B12];1;LEN([.B12])-3)" office:value-type="string" office:string-value="03-18-27-29-32-33-35">
            <text:p>03-18-27-29-32-33-35</text:p>
          </table:table-cell>
          <table:table-cell table:number-columns-repeated="8"/>
        </table:table-row>
        <table:table-row table:style-name="ro1">
          <table:table-cell office:value-type="string">
            <text:p>FRI 04/29/11</text:p>
          </table:table-cell>
          <table:table-cell office:value-type="string">
            <text:p>01-13-20-24-39-45-47-25</text:p>
          </table:table-cell>
          <table:table-cell table:formula="of:=MID([.B13];1;LEN([.B13])-3)" office:value-type="string" office:string-value="01-13-20-24-39-45-47">
            <text:p>01-13-20-24-39-45-47</text:p>
          </table:table-cell>
          <table:table-cell table:number-columns-repeated="8"/>
        </table:table-row>
        <table:table-row table:style-name="ro1">
          <table:table-cell office:value-type="string">
            <text:p>FRI 04/22/11</text:p>
          </table:table-cell>
          <table:table-cell office:value-type="string">
            <text:p>07-19-34-35-38-42-46-11</text:p>
          </table:table-cell>
          <table:table-cell table:formula="of:=MID([.B14];1;LEN([.B14])-3)" office:value-type="string" office:string-value="07-19-34-35-38-42-46">
            <text:p>07-19-34-35-38-42-46</text:p>
          </table:table-cell>
          <table:table-cell table:number-columns-repeated="8"/>
        </table:table-row>
        <table:table-row table:style-name="ro1">
          <table:table-cell office:value-type="string">
            <text:p>FRI 04/15/11</text:p>
          </table:table-cell>
          <table:table-cell office:value-type="string">
            <text:p>03-12-14-15-25-32-49-37</text:p>
          </table:table-cell>
          <table:table-cell table:formula="of:=MID([.B15];1;LEN([.B15])-3)" office:value-type="string" office:string-value="03-12-14-15-25-32-49">
            <text:p>03-12-14-15-25-32-49</text:p>
          </table:table-cell>
          <table:table-cell table:number-columns-repeated="8"/>
        </table:table-row>
        <table:table-row table:style-name="ro1">
          <table:table-cell table:style-name="ce2" office:value-type="string">
            <text:p>FRI 04/08/11</text:p>
          </table:table-cell>
          <table:table-cell office:value-type="string">
            <text:p>13-18-25-41-44-48-49-01</text:p>
          </table:table-cell>
          <table:table-cell table:formula="of:=MID([.B16];1;LEN([.B16])-3)" office:value-type="string" office:string-value="13-18-25-41-44-48-49">
            <text:p>13-18-25-41-44-48-49</text:p>
          </table:table-cell>
          <table:table-cell table:number-columns-repeated="8"/>
        </table:table-row>
        <table:table-row table:style-name="ro1">
          <table:table-cell table:style-name="ce2" office:value-type="string">
            <text:p>FRI 04/01/11</text:p>
          </table:table-cell>
          <table:table-cell office:value-type="string">
            <text:p>05-06-11-12-24-26-34-49</text:p>
          </table:table-cell>
          <table:table-cell table:formula="of:=MID([.B17];1;LEN([.B17])-3)" office:value-type="string" office:string-value="05-06-11-12-24-26-34">
            <text:p>05-06-11-12-24-26-34</text:p>
          </table:table-cell>
          <table:table-cell table:number-columns-repeated="8"/>
        </table:table-row>
        <table:table-row table:style-name="ro1">
          <table:table-cell office:value-type="string">
            <text:p>FRI 05/27/11</text:p>
          </table:table-cell>
          <table:table-cell office:value-type="string">
            <text:p>05-09-19-20-21-28-30-36</text:p>
          </table:table-cell>
          <table:table-cell table:formula="of:=MID([.B18];1;LEN([.B18])-3)" office:value-type="string" office:string-value="05-09-19-20-21-28-30">
            <text:p>05-09-19-20-21-28-30</text:p>
          </table:table-cell>
          <table:table-cell table:number-columns-repeated="8"/>
        </table:table-row>
        <table:table-row table:style-name="ro1">
          <table:table-cell office:value-type="string">
            <text:p>FRI 05/20/11</text:p>
          </table:table-cell>
          <table:table-cell office:value-type="string">
            <text:p>07-12-14-18-30-45-47-20</text:p>
          </table:table-cell>
          <table:table-cell table:formula="of:=MID([.B19];1;LEN([.B19])-3)" office:value-type="string" office:string-value="07-12-14-18-30-45-47">
            <text:p>07-12-14-18-30-45-47</text:p>
          </table:table-cell>
          <table:table-cell table:number-columns-repeated="8"/>
        </table:table-row>
        <table:table-row table:style-name="ro1">
          <table:table-cell office:value-type="string">
            <text:p>FRI 05/13/11</text:p>
          </table:table-cell>
          <table:table-cell office:value-type="string">
            <text:p>07-08-14-32-38-42-44-30</text:p>
          </table:table-cell>
          <table:table-cell table:formula="of:=MID([.B20];1;LEN([.B20])-3)" office:value-type="string" office:string-value="07-08-14-32-38-42-44">
            <text:p>07-08-14-32-38-42-44</text:p>
          </table:table-cell>
          <table:table-cell table:number-columns-repeated="8"/>
        </table:table-row>
        <table:table-row table:style-name="ro1">
          <table:table-cell table:style-name="ce2" office:value-type="string">
            <text:p>FRI 05/06/11</text:p>
          </table:table-cell>
          <table:table-cell office:value-type="string">
            <text:p>06-19-24-25-26-35-36-23</text:p>
          </table:table-cell>
          <table:table-cell table:formula="of:=MID([.B21];1;LEN([.B21])-3)" office:value-type="string" office:string-value="06-19-24-25-26-35-36">
            <text:p>06-19-24-25-26-35-36</text:p>
          </table:table-cell>
          <table:table-cell table:number-columns-repeated="8"/>
        </table:table-row>
        <table:table-row table:style-name="ro1">
          <table:table-cell office:value-type="string">
            <text:p>FRI 06/24/11</text:p>
          </table:table-cell>
          <table:table-cell office:value-type="string">
            <text:p>02-09-10-15-29-44-48-22</text:p>
          </table:table-cell>
          <table:table-cell table:formula="of:=MID([.B22];1;LEN([.B22])-3)" office:value-type="string" office:string-value="02-09-10-15-29-44-48">
            <text:p>02-09-10-15-29-44-48</text:p>
          </table:table-cell>
          <table:table-cell table:number-columns-repeated="8"/>
        </table:table-row>
        <table:table-row table:style-name="ro1">
          <table:table-cell office:value-type="string">
            <text:p>FRI 06/17/11</text:p>
          </table:table-cell>
          <table:table-cell office:value-type="string">
            <text:p>02-07-14-16-22-27-47-25</text:p>
          </table:table-cell>
          <table:table-cell table:formula="of:=MID([.B23];1;LEN([.B23])-3)" office:value-type="string" office:string-value="02-07-14-16-22-27-47">
            <text:p>02-07-14-16-22-27-47</text:p>
          </table:table-cell>
          <table:table-cell table:number-columns-repeated="8"/>
        </table:table-row>
        <table:table-row table:style-name="ro1">
          <table:table-cell table:style-name="ce2" office:value-type="string">
            <text:p>FRI 06/10/11</text:p>
          </table:table-cell>
          <table:table-cell office:value-type="string">
            <text:p>08-11-12-25-28-30-33-16</text:p>
          </table:table-cell>
          <table:table-cell table:formula="of:=MID([.B24];1;LEN([.B24])-3)" office:value-type="string" office:string-value="08-11-12-25-28-30-33">
            <text:p>08-11-12-25-28-30-33</text:p>
          </table:table-cell>
          <table:table-cell table:number-columns-repeated="8"/>
        </table:table-row>
        <table:table-row table:style-name="ro1">
          <table:table-cell table:style-name="ce2" office:value-type="string">
            <text:p>FRI 06/03/11</text:p>
          </table:table-cell>
          <table:table-cell office:value-type="string">
            <text:p>08-21-28-32-33-34-48-38</text:p>
          </table:table-cell>
          <table:table-cell table:formula="of:=MID([.B25];1;LEN([.B25])-3)" office:value-type="string" office:string-value="08-21-28-32-33-34-48">
            <text:p>08-21-28-32-33-34-48</text:p>
          </table:table-cell>
          <table:table-cell table:number-columns-repeated="8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5">2011-11-05</text:date>, <text:time>11:4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Neal</meta:initial-creator>
    <meta:creation-date>2011-11-01T19:52:27</meta:creation-date>
    <dc:date>2011-11-05T11:48:11</dc:date>
    <dc:creator>William Neal</dc:creator>
    <meta:editing-duration>PT1H59M45S</meta:editing-duration>
    <meta:editing-cycles>3</meta:editing-cycles>
    <meta:generator>LibreOffice/3.4$Linux LibreOffice_project/340m1$Build-302</meta:generator>
    <meta:document-statistic meta:table-count="3" meta:cell-count="645" meta:object-count="0"/>
  </office:meta>
</office:document-meta>
</file>